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99">
      <style:text-properties fo:font-weight="bold" style:font-weight-asian="bold" style:font-weight-complex="bold"/>
    </style:style>
    <style:style style:name="ce11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10"/>
        <table:table-column table:style-name="co2" table:default-cell-style-name="ce14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fdtd-van'.C1:$'fdtd-van'.ZZ1]) / COUNT([$'fdtd-van'.C1:$'fdtd-van'.ZZ1])" office:value-type="float" office:value="4.13748" calcext:value-type="float">
            <text:p>4.13748</text:p>
          </table:table-cell>
          <table:table-cell table:style-name="ce6" table:formula="of:=SUM([$fdtd.C1:$fdtd.ZZ1]) / COUNT([$fdtd.C1:$fdtd.ZZ1])" office:value-type="string" office:string-value="" calcext:value-type="error">
            <text:p>#DIV/0!</text:p>
          </table:table-cell>
          <table:table-cell table:style-name="ce9" table:formula="of:=[.C2]&gt;[.D2]" office:value-type="string" office:string-value="" calcext:value-type="error">
            <text:p>#DIV/0!</text:p>
          </table:table-cell>
          <table:table-cell table:style-name="ce13" table:formula="of:=(1-[.D2]/[.C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nw-van'.C1:$'nw-van'.ZZ1]) / COUNT([$'nw-van'.C1:$'nw-van'.ZZ1])" office:value-type="float" office:value="3.39931666666667" calcext:value-type="float">
            <text:p>3.39931666666667</text:p>
          </table:table-cell>
          <table:table-cell table:style-name="ce6" table:formula="of:=SUM([$nw.C1:$nw.ZZ1]) / COUNT([$nw.C1:$nw.ZZ1])" office:value-type="string" office:string-value="" calcext:value-type="error">
            <text:p>#DIV/0!</text:p>
          </table:table-cell>
          <table:table-cell table:style-name="ce16" table:formula="of:=[.J2]&gt;[.K2]" office:value-type="string" office:string-value="" calcext:value-type="error">
            <text:p>#DIV/0!</text:p>
          </table:table-cell>
          <table:table-cell table:style-name="ce13" table:formula="of:=(1-[.K2]/[.J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1.88125666666667" calcext:value-type="float">
            <text:p>1.88125666666667</text:p>
          </table:table-cell>
          <table:table-cell table:formula="of:=SUM([$ra.C14:$ra.ZZ14]) / COUNT([$ra.C14:$ra.ZZ14])" office:value-type="string" office:string-value="" calcext:value-type="error">
            <text:p>#DIV/0!</text:p>
          </table:table-cell>
          <table:table-cell table:formula="of:=[.Q2]&gt;[.R2]" office:value-type="string" office:string-value="" calcext:value-type="error">
            <text:p>#DIV/0!</text:p>
          </table:table-cell>
          <table:table-cell table:formula="of:=(1-[.R2]/[.Q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addvec-van'.C1:$'addvec-van'.ZZ1]) / COUNT([$'addvec-van'.C1:$'addvec-van'.ZZ1])" office:value-type="float" office:value="2.29988" calcext:value-type="float">
            <text:p>2.29988</text:p>
          </table:table-cell>
          <table:table-cell table:formula="of:=SUM([$addvec.C1:$addvec.ZZ1]) / COUNT([$addvec.C1:$addvec.ZZ1])" office:value-type="string" office:string-value="" calcext:value-type="error">
            <text:p>#DIV/0!</text:p>
          </table:table-cell>
          <table:table-cell table:style-name="ce9" table:formula="of:=[.Z1]&gt;[.Y2]" office:value-type="string" office:string-value="" calcext:value-type="error">
            <text:p>#DIV/0!</text:p>
          </table:table-cell>
          <table:table-cell table:style-name="ce13" table:formula="of:=(1-[.Y2]/[.X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6.73621333333333" calcext:value-type="float">
            <text:p>6.73621333333333</text:p>
          </table:table-cell>
          <table:table-cell table:formula="of:=SUM([$fdtd.C2:$fdtd.ZZ2]) / COUNT([$fdtd.C2:$fdtd.ZZ2])" office:value-type="string" office:string-value="" calcext:value-type="error">
            <text:p>#DIV/0!</text:p>
          </table:table-cell>
          <table:table-cell table:formula="of:=[.C3]&gt;[.D3]" office:value-type="string" office:string-value="" calcext:value-type="error">
            <text:p>#DIV/0!</text:p>
          </table:table-cell>
          <table:table-cell table:formula="of:=(1-[.D3]/[.C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5.69295" calcext:value-type="float">
            <text:p>5.69295</text:p>
          </table:table-cell>
          <table:table-cell table:formula="of:=SUM([$nw.C2:$nw.ZZ2]) / COUNT([$nw.C2:$nw.ZZ2])" office:value-type="string" office:string-value="" calcext:value-type="error">
            <text:p>#DIV/0!</text:p>
          </table:table-cell>
          <table:table-cell table:formula="of:=[.J3]&gt;[.K3]" office:value-type="string" office:string-value="" calcext:value-type="error">
            <text:p>#DIV/0!</text:p>
          </table:table-cell>
          <table:table-cell table:formula="of:=(1-[.K3]/[.J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3.20872333333333" calcext:value-type="float">
            <text:p>3.20872333333333</text:p>
          </table:table-cell>
          <table:table-cell table:formula="of:=SUM([$ra.C15:$ra.ZZ15]) / COUNT([$ra.C15:$ra.ZZ15])" office:value-type="string" office:string-value="" calcext:value-type="error">
            <text:p>#DIV/0!</text:p>
          </table:table-cell>
          <table:table-cell table:formula="of:=[.Q3]&gt;[.R3]" office:value-type="string" office:string-value="" calcext:value-type="error">
            <text:p>#DIV/0!</text:p>
          </table:table-cell>
          <table:table-cell table:formula="of:=(1-[.R3]/[.Q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3.97484666666667" calcext:value-type="float">
            <text:p>3.97484666666667</text:p>
          </table:table-cell>
          <table:table-cell table:formula="of:=SUM([$addvec.C2:$addvec.ZZ2]) / COUNT([$addvec.C2:$addvec.ZZ2])" office:value-type="string" office:string-value="" calcext:value-type="error">
            <text:p>#DIV/0!</text:p>
          </table:table-cell>
          <table:table-cell table:formula="of:=[.Z2]&gt;[.Y3]" office:value-type="string" office:string-value="" calcext:value-type="error">
            <text:p>#DIV/0!</text:p>
          </table:table-cell>
          <table:table-cell table:formula="of:=(1-[.Y3]/[.X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0.2602333333333" calcext:value-type="float">
            <text:p>10.2602333333333</text:p>
          </table:table-cell>
          <table:table-cell table:formula="of:=SUM([$fdtd.C3:$fdtd.ZZ3]) / COUNT([$fdtd.C3:$fdtd.ZZ3])" office:value-type="string" office:string-value="" calcext:value-type="error">
            <text:p>#DIV/0!</text:p>
          </table:table-cell>
          <table:table-cell table:formula="of:=[.C4]&gt;[.D4]" office:value-type="string" office:string-value="" calcext:value-type="error">
            <text:p>#DIV/0!</text:p>
          </table:table-cell>
          <table:table-cell table:formula="of:=(1-[.D4]/[.C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8.12622666666667" calcext:value-type="float">
            <text:p>8.12622666666667</text:p>
          </table:table-cell>
          <table:table-cell table:formula="of:=SUM([$nw.C3:$nw.ZZ3]) / COUNT([$nw.C3:$nw.ZZ3])" office:value-type="string" office:string-value="" calcext:value-type="error">
            <text:p>#DIV/0!</text:p>
          </table:table-cell>
          <table:table-cell table:formula="of:=[.J4]&gt;[.K4]" office:value-type="string" office:string-value="" calcext:value-type="error">
            <text:p>#DIV/0!</text:p>
          </table:table-cell>
          <table:table-cell table:formula="of:=(1-[.K4]/[.J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4.17504" calcext:value-type="float">
            <text:p>4.17504</text:p>
          </table:table-cell>
          <table:table-cell table:formula="of:=SUM([$ra.C16:$ra.ZZ16]) / COUNT([$ra.C16:$ra.ZZ16])" office:value-type="string" office:string-value="" calcext:value-type="error">
            <text:p>#DIV/0!</text:p>
          </table:table-cell>
          <table:table-cell table:formula="of:=[.Q4]&gt;[.R4]" office:value-type="string" office:string-value="" calcext:value-type="error">
            <text:p>#DIV/0!</text:p>
          </table:table-cell>
          <table:table-cell table:formula="of:=(1-[.R4]/[.Q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5.45763" calcext:value-type="float">
            <text:p>5.45763</text:p>
          </table:table-cell>
          <table:table-cell table:formula="of:=SUM([$addvec.C3:$addvec.ZZ3]) / COUNT([$addvec.C3:$addvec.ZZ3])" office:value-type="string" office:string-value="" calcext:value-type="error">
            <text:p>#DIV/0!</text:p>
          </table:table-cell>
          <table:table-cell table:formula="of:=[.Z3]&gt;[.Y4]" office:value-type="string" office:string-value="" calcext:value-type="error">
            <text:p>#DIV/0!</text:p>
          </table:table-cell>
          <table:table-cell table:formula="of:=(1-[.Y4]/[.X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2.9673333333333" calcext:value-type="float">
            <text:p>12.9673333333333</text:p>
          </table:table-cell>
          <table:table-cell table:formula="of:=SUM([$fdtd.C4:$fdtd.ZZ4]) / COUNT([$fdtd.C4:$fdtd.ZZ4])" office:value-type="string" office:string-value="" calcext:value-type="error">
            <text:p>#DIV/0!</text:p>
          </table:table-cell>
          <table:table-cell table:formula="of:=[.C5]&gt;[.D5]" office:value-type="string" office:string-value="" calcext:value-type="error">
            <text:p>#DIV/0!</text:p>
          </table:table-cell>
          <table:table-cell table:formula="of:=(1-[.D5]/[.C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9.86334333333334" calcext:value-type="float">
            <text:p>9.86334333333334</text:p>
          </table:table-cell>
          <table:table-cell table:formula="of:=SUM([$nw.C4:$nw.ZZ4]) / COUNT([$nw.C4:$nw.ZZ4])" office:value-type="string" office:string-value="" calcext:value-type="error">
            <text:p>#DIV/0!</text:p>
          </table:table-cell>
          <table:table-cell table:formula="of:=[.J5]&gt;[.K5]" office:value-type="string" office:string-value="" calcext:value-type="error">
            <text:p>#DIV/0!</text:p>
          </table:table-cell>
          <table:table-cell table:formula="of:=(1-[.K5]/[.J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5.06936333333333" calcext:value-type="float">
            <text:p>5.06936333333333</text:p>
          </table:table-cell>
          <table:table-cell table:formula="of:=SUM([$ra.C17:$ra.ZZ17]) / COUNT([$ra.C17:$ra.ZZ17])" office:value-type="string" office:string-value="" calcext:value-type="error">
            <text:p>#DIV/0!</text:p>
          </table:table-cell>
          <table:table-cell table:formula="of:=[.Q5]&gt;[.R5]" office:value-type="string" office:string-value="" calcext:value-type="error">
            <text:p>#DIV/0!</text:p>
          </table:table-cell>
          <table:table-cell table:formula="of:=(1-[.R5]/[.Q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7.11568" calcext:value-type="float">
            <text:p>7.11568</text:p>
          </table:table-cell>
          <table:table-cell table:formula="of:=SUM([$addvec.C4:$addvec.ZZ4]) / COUNT([$addvec.C4:$addvec.ZZ4])" office:value-type="string" office:string-value="" calcext:value-type="error">
            <text:p>#DIV/0!</text:p>
          </table:table-cell>
          <table:table-cell table:formula="of:=[.Z4]&gt;[.Y5]" office:value-type="string" office:string-value="" calcext:value-type="error">
            <text:p>#DIV/0!</text:p>
          </table:table-cell>
          <table:table-cell table:formula="of:=(1-[.Y5]/[.X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15.7472333333333" calcext:value-type="float">
            <text:p>15.7472333333333</text:p>
          </table:table-cell>
          <table:table-cell table:formula="of:=SUM([$fdtd.C5:$fdtd.ZZ5]) / COUNT([$fdtd.C5:$fdtd.ZZ5])" office:value-type="string" office:string-value="" calcext:value-type="error">
            <text:p>#DIV/0!</text:p>
          </table:table-cell>
          <table:table-cell table:formula="of:=[.C6]&gt;[.D6]" office:value-type="string" office:string-value="" calcext:value-type="error">
            <text:p>#DIV/0!</text:p>
          </table:table-cell>
          <table:table-cell table:formula="of:=(1-[.D6]/[.C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2.1584666666667" calcext:value-type="float">
            <text:p>12.1584666666667</text:p>
          </table:table-cell>
          <table:table-cell table:formula="of:=SUM([$nw.C5:$nw.ZZ5]) / COUNT([$nw.C5:$nw.ZZ5])" office:value-type="string" office:string-value="" calcext:value-type="error">
            <text:p>#DIV/0!</text:p>
          </table:table-cell>
          <table:table-cell table:formula="of:=[.J6]&gt;[.K6]" office:value-type="string" office:string-value="" calcext:value-type="error">
            <text:p>#DIV/0!</text:p>
          </table:table-cell>
          <table:table-cell table:formula="of:=(1-[.K6]/[.J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6.06994" calcext:value-type="float">
            <text:p>6.06994</text:p>
          </table:table-cell>
          <table:table-cell table:formula="of:=SUM([$ra.C18:$ra.ZZ18]) / COUNT([$ra.C18:$ra.ZZ18])" office:value-type="string" office:string-value="" calcext:value-type="error">
            <text:p>#DIV/0!</text:p>
          </table:table-cell>
          <table:table-cell table:formula="of:=[.Q6]&gt;[.R6]" office:value-type="string" office:string-value="" calcext:value-type="error">
            <text:p>#DIV/0!</text:p>
          </table:table-cell>
          <table:table-cell table:formula="of:=(1-[.R6]/[.Q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8.90278333333333" calcext:value-type="float">
            <text:p>8.90278333333333</text:p>
          </table:table-cell>
          <table:table-cell table:formula="of:=SUM([$addvec.C5:$addvec.ZZ5]) / COUNT([$addvec.C5:$addvec.ZZ5])" office:value-type="string" office:string-value="" calcext:value-type="error">
            <text:p>#DIV/0!</text:p>
          </table:table-cell>
          <table:table-cell table:formula="of:=[.Z5]&gt;[.Y6]" office:value-type="string" office:string-value="" calcext:value-type="error">
            <text:p>#DIV/0!</text:p>
          </table:table-cell>
          <table:table-cell table:formula="of:=(1-[.Y6]/[.X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18.2057666666667" calcext:value-type="float">
            <text:p>18.2057666666667</text:p>
          </table:table-cell>
          <table:table-cell table:formula="of:=SUM([$fdtd.C6:$fdtd.ZZ6]) / COUNT([$fdtd.C6:$fdtd.ZZ6])" office:value-type="string" office:string-value="" calcext:value-type="error">
            <text:p>#DIV/0!</text:p>
          </table:table-cell>
          <table:table-cell table:formula="of:=[.C7]&gt;[.D7]" office:value-type="string" office:string-value="" calcext:value-type="error">
            <text:p>#DIV/0!</text:p>
          </table:table-cell>
          <table:table-cell table:formula="of:=(1-[.D7]/[.C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3.6318666666667" calcext:value-type="float">
            <text:p>13.6318666666667</text:p>
          </table:table-cell>
          <table:table-cell table:formula="of:=SUM([$nw.C6:$nw.ZZ6]) / COUNT([$nw.C6:$nw.ZZ6])" office:value-type="string" office:string-value="" calcext:value-type="error">
            <text:p>#DIV/0!</text:p>
          </table:table-cell>
          <table:table-cell table:formula="of:=[.J7]&gt;[.K7]" office:value-type="string" office:string-value="" calcext:value-type="error">
            <text:p>#DIV/0!</text:p>
          </table:table-cell>
          <table:table-cell table:formula="of:=(1-[.K7]/[.J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6.82384333333333" calcext:value-type="float">
            <text:p>6.82384333333333</text:p>
          </table:table-cell>
          <table:table-cell table:formula="of:=SUM([$ra.C19:$ra.ZZ19]) / COUNT([$ra.C19:$ra.ZZ19])" office:value-type="string" office:string-value="" calcext:value-type="error">
            <text:p>#DIV/0!</text:p>
          </table:table-cell>
          <table:table-cell table:formula="of:=[.Q7]&gt;[.R7]" office:value-type="string" office:string-value="" calcext:value-type="error">
            <text:p>#DIV/0!</text:p>
          </table:table-cell>
          <table:table-cell table:formula="of:=(1-[.R7]/[.Q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0.5257033333333" calcext:value-type="float">
            <text:p>10.5257033333333</text:p>
          </table:table-cell>
          <table:table-cell table:formula="of:=SUM([$addvec.C6:$addvec.ZZ6]) / COUNT([$addvec.C6:$addvec.ZZ6])" office:value-type="string" office:string-value="" calcext:value-type="error">
            <text:p>#DIV/0!</text:p>
          </table:table-cell>
          <table:table-cell table:formula="of:=[.Z6]&gt;[.Y7]" office:value-type="string" office:string-value="" calcext:value-type="error">
            <text:p>#DIV/0!</text:p>
          </table:table-cell>
          <table:table-cell table:formula="of:=(1-[.Y7]/[.X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1.0381666666667" calcext:value-type="float">
            <text:p>21.0381666666667</text:p>
          </table:table-cell>
          <table:table-cell table:formula="of:=SUM([$fdtd.C7:$fdtd.ZZ7]) / COUNT([$fdtd.C7:$fdtd.ZZ7])" office:value-type="string" office:string-value="" calcext:value-type="error">
            <text:p>#DIV/0!</text:p>
          </table:table-cell>
          <table:table-cell table:formula="of:=[.C8]&gt;[.D8]" office:value-type="string" office:string-value="" calcext:value-type="error">
            <text:p>#DIV/0!</text:p>
          </table:table-cell>
          <table:table-cell table:formula="of:=(1-[.D8]/[.C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15.4293333333333" calcext:value-type="float">
            <text:p>15.4293333333333</text:p>
          </table:table-cell>
          <table:table-cell table:formula="of:=SUM([$nw.C7:$nw.ZZ7]) / COUNT([$nw.C7:$nw.ZZ7])" office:value-type="string" office:string-value="" calcext:value-type="error">
            <text:p>#DIV/0!</text:p>
          </table:table-cell>
          <table:table-cell table:formula="of:=[.J8]&gt;[.K8]" office:value-type="string" office:string-value="" calcext:value-type="error">
            <text:p>#DIV/0!</text:p>
          </table:table-cell>
          <table:table-cell table:formula="of:=(1-[.K8]/[.J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7.98635" calcext:value-type="float">
            <text:p>7.98635</text:p>
          </table:table-cell>
          <table:table-cell table:formula="of:=SUM([$ra.C20:$ra.ZZ20]) / COUNT([$ra.C20:$ra.ZZ20])" office:value-type="string" office:string-value="" calcext:value-type="error">
            <text:p>#DIV/0!</text:p>
          </table:table-cell>
          <table:table-cell table:formula="of:=[.Q8]&gt;[.R8]" office:value-type="string" office:string-value="" calcext:value-type="error">
            <text:p>#DIV/0!</text:p>
          </table:table-cell>
          <table:table-cell table:formula="of:=(1-[.R8]/[.Q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1.6075" calcext:value-type="float">
            <text:p>11.6075</text:p>
          </table:table-cell>
          <table:table-cell table:formula="of:=SUM([$addvec.C7:$addvec.ZZ7]) / COUNT([$addvec.C7:$addvec.ZZ7])" office:value-type="string" office:string-value="" calcext:value-type="error">
            <text:p>#DIV/0!</text:p>
          </table:table-cell>
          <table:table-cell table:formula="of:=[.Z7]&gt;[.Y8]" office:value-type="string" office:string-value="" calcext:value-type="error">
            <text:p>#DIV/0!</text:p>
          </table:table-cell>
          <table:table-cell table:formula="of:=(1-[.Y8]/[.X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3.0271333333333" calcext:value-type="float">
            <text:p>23.0271333333333</text:p>
          </table:table-cell>
          <table:table-cell table:formula="of:=SUM([$fdtd.C8:$fdtd.ZZ8]) / COUNT([$fdtd.C8:$fdtd.ZZ8])" office:value-type="string" office:string-value="" calcext:value-type="error">
            <text:p>#DIV/0!</text:p>
          </table:table-cell>
          <table:table-cell table:formula="of:=[.C9]&gt;[.D9]" office:value-type="string" office:string-value="" calcext:value-type="error">
            <text:p>#DIV/0!</text:p>
          </table:table-cell>
          <table:table-cell table:formula="of:=(1-[.D9]/[.C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17.2131333333333" calcext:value-type="float">
            <text:p>17.2131333333333</text:p>
          </table:table-cell>
          <table:table-cell table:formula="of:=SUM([$nw.C8:$nw.ZZ8]) / COUNT([$nw.C8:$nw.ZZ8])" office:value-type="string" office:string-value="" calcext:value-type="error">
            <text:p>#DIV/0!</text:p>
          </table:table-cell>
          <table:table-cell table:formula="of:=[.J9]&gt;[.K9]" office:value-type="string" office:string-value="" calcext:value-type="error">
            <text:p>#DIV/0!</text:p>
          </table:table-cell>
          <table:table-cell table:formula="of:=(1-[.K9]/[.J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9.24292333333333" calcext:value-type="float">
            <text:p>9.24292333333333</text:p>
          </table:table-cell>
          <table:table-cell table:formula="of:=SUM([$ra.C21:$ra.ZZ21]) / COUNT([$ra.C21:$ra.ZZ21])" office:value-type="string" office:string-value="" calcext:value-type="error">
            <text:p>#DIV/0!</text:p>
          </table:table-cell>
          <table:table-cell table:formula="of:=[.Q9]&gt;[.R9]" office:value-type="string" office:string-value="" calcext:value-type="error">
            <text:p>#DIV/0!</text:p>
          </table:table-cell>
          <table:table-cell table:formula="of:=(1-[.R9]/[.Q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13.4258666666667" calcext:value-type="float">
            <text:p>13.4258666666667</text:p>
          </table:table-cell>
          <table:table-cell table:formula="of:=SUM([$addvec.C8:$addvec.ZZ8]) / COUNT([$addvec.C8:$addvec.ZZ8])" office:value-type="string" office:string-value="" calcext:value-type="error">
            <text:p>#DIV/0!</text:p>
          </table:table-cell>
          <table:table-cell table:formula="of:=[.Z8]&gt;[.Y9]" office:value-type="string" office:string-value="" calcext:value-type="error">
            <text:p>#DIV/0!</text:p>
          </table:table-cell>
          <table:table-cell table:formula="of:=(1-[.Y9]/[.X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26.0144" calcext:value-type="float">
            <text:p>26.0144</text:p>
          </table:table-cell>
          <table:table-cell table:formula="of:=SUM([$fdtd.C9:$fdtd.ZZ9]) / COUNT([$fdtd.C9:$fdtd.ZZ9])" office:value-type="string" office:string-value="" calcext:value-type="error">
            <text:p>#DIV/0!</text:p>
          </table:table-cell>
          <table:table-cell table:formula="of:=[.C10]&gt;[.D10]" office:value-type="string" office:string-value="" calcext:value-type="error">
            <text:p>#DIV/0!</text:p>
          </table:table-cell>
          <table:table-cell table:formula="of:=(1-[.D10]/[.C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18.7562" calcext:value-type="float">
            <text:p>18.7562</text:p>
          </table:table-cell>
          <table:table-cell table:formula="of:=SUM([$nw.C9:$nw.ZZ9]) / COUNT([$nw.C9:$nw.ZZ9])" office:value-type="string" office:string-value="" calcext:value-type="error">
            <text:p>#DIV/0!</text:p>
          </table:table-cell>
          <table:table-cell table:formula="of:=[.J10]&gt;[.K10]" office:value-type="string" office:string-value="" calcext:value-type="error">
            <text:p>#DIV/0!</text:p>
          </table:table-cell>
          <table:table-cell table:formula="of:=(1-[.K10]/[.J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0.4583666666667" calcext:value-type="float">
            <text:p>10.4583666666667</text:p>
          </table:table-cell>
          <table:table-cell table:formula="of:=SUM([$ra.C22:$ra.ZZ22]) / COUNT([$ra.C22:$ra.ZZ22])" office:value-type="string" office:string-value="" calcext:value-type="error">
            <text:p>#DIV/0!</text:p>
          </table:table-cell>
          <table:table-cell table:formula="of:=[.Q10]&gt;[.R10]" office:value-type="string" office:string-value="" calcext:value-type="error">
            <text:p>#DIV/0!</text:p>
          </table:table-cell>
          <table:table-cell table:formula="of:=(1-[.R10]/[.Q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15.0377" calcext:value-type="float">
            <text:p>15.0377</text:p>
          </table:table-cell>
          <table:table-cell table:formula="of:=SUM([$addvec.C9:$addvec.ZZ9]) / COUNT([$addvec.C9:$addvec.ZZ9])" office:value-type="string" office:string-value="" calcext:value-type="error">
            <text:p>#DIV/0!</text:p>
          </table:table-cell>
          <table:table-cell table:formula="of:=[.Z9]&gt;[.Y10]" office:value-type="string" office:string-value="" calcext:value-type="error">
            <text:p>#DIV/0!</text:p>
          </table:table-cell>
          <table:table-cell table:formula="of:=(1-[.Y10]/[.X1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30.299666666667" calcext:value-type="float">
            <text:p>130.299666666667</text:p>
          </table:table-cell>
          <table:table-cell table:formula="of:=SUM([$fdtd.C10:$fdtd.ZZ10]) / COUNT([$fdtd.C10:$fdtd.ZZ10])" office:value-type="string" office:string-value="" calcext:value-type="error">
            <text:p>#DIV/0!</text:p>
          </table:table-cell>
          <table:table-cell table:formula="of:=[.C11]&gt;[.D11]" office:value-type="string" office:string-value="" calcext:value-type="error">
            <text:p>#DIV/0!</text:p>
          </table:table-cell>
          <table:table-cell table:formula="of:=(1-[.D11]/[.C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46.7576" calcext:value-type="float">
            <text:p>146.7576</text:p>
          </table:table-cell>
          <table:table-cell table:formula="of:=SUM([$nw.C10:$nw.ZZ10]) / COUNT([$nw.C10:$nw.ZZ10])" office:value-type="string" office:string-value="" calcext:value-type="error">
            <text:p>#DIV/0!</text:p>
          </table:table-cell>
          <table:table-cell table:formula="of:=[.J11]&gt;[.K11]" office:value-type="string" office:string-value="" calcext:value-type="error">
            <text:p>#DIV/0!</text:p>
          </table:table-cell>
          <table:table-cell table:formula="of:=(1-[.K11]/[.J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26.2789333333333" calcext:value-type="float">
            <text:p>26.2789333333333</text:p>
          </table:table-cell>
          <table:table-cell table:formula="of:=SUM([$ra.C23:$ra.ZZ23]) / COUNT([$ra.C23:$ra.ZZ23])" office:value-type="string" office:string-value="" calcext:value-type="error">
            <text:p>#DIV/0!</text:p>
          </table:table-cell>
          <table:table-cell table:formula="of:=[.Q11]&gt;[.R11]" office:value-type="string" office:string-value="" calcext:value-type="error">
            <text:p>#DIV/0!</text:p>
          </table:table-cell>
          <table:table-cell table:formula="of:=(1-[.R11]/[.Q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15.7161333333333" calcext:value-type="float">
            <text:p>15.7161333333333</text:p>
          </table:table-cell>
          <table:table-cell table:formula="of:=SUM([$addvec.C10:$addvec.ZZ10]) / COUNT([$addvec.C10:$addvec.ZZ10])" office:value-type="string" office:string-value="" calcext:value-type="error">
            <text:p>#DIV/0!</text:p>
          </table:table-cell>
          <table:table-cell table:formula="of:=[.Z10]&gt;[.Y11]" office:value-type="string" office:string-value="" calcext:value-type="error">
            <text:p>#DIV/0!</text:p>
          </table:table-cell>
          <table:table-cell table:formula="of:=(1-[.Y11]/[.X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float" office:value="144.615" calcext:value-type="float">
            <text:p>144.615</text:p>
          </table:table-cell>
          <table:table-cell table:formula="of:=SUM([$fdtd.C11:$fdtd.ZZ11]) / COUNT([$fdtd.C11:$fdtd.ZZ11])" office:value-type="string" office:string-value="" calcext:value-type="error">
            <text:p>#DIV/0!</text:p>
          </table:table-cell>
          <table:table-cell table:formula="of:=[.C12]&gt;[.D12]" office:value-type="string" office:string-value="" calcext:value-type="error">
            <text:p>#DIV/0!</text:p>
          </table:table-cell>
          <table:table-cell table:formula="of:=(1-[.D12]/[.C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float" office:value="954.017333333333" calcext:value-type="float">
            <text:p>954.017333333333</text:p>
          </table:table-cell>
          <table:table-cell table:formula="of:=SUM([$nw.C11:$nw.ZZ11]) / COUNT([$nw.C11:$nw.ZZ11])" office:value-type="string" office:string-value="" calcext:value-type="error">
            <text:p>#DIV/0!</text:p>
          </table:table-cell>
          <table:table-cell table:formula="of:=[.J12]&gt;[.K12]" office:value-type="string" office:string-value="" calcext:value-type="error">
            <text:p>#DIV/0!</text:p>
          </table:table-cell>
          <table:table-cell table:formula="of:=(1-[.K12]/[.J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float" office:value="30.1870333333333" calcext:value-type="float">
            <text:p>30.1870333333333</text:p>
          </table:table-cell>
          <table:table-cell table:formula="of:=SUM([$ra.C24:$ra.ZZ24]) / COUNT([$ra.C24:$ra.ZZ24])" office:value-type="string" office:string-value="" calcext:value-type="error">
            <text:p>#DIV/0!</text:p>
          </table:table-cell>
          <table:table-cell table:formula="of:=[.Q12]&gt;[.R12]" office:value-type="string" office:string-value="" calcext:value-type="error">
            <text:p>#DIV/0!</text:p>
          </table:table-cell>
          <table:table-cell table:formula="of:=(1-[.R12]/[.Q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18.1830666666667" calcext:value-type="float">
            <text:p>18.1830666666667</text:p>
          </table:table-cell>
          <table:table-cell table:formula="of:=SUM([$addvec.C11:$addvec.ZZ11]) / COUNT([$addvec.C11:$addvec.ZZ11])" office:value-type="string" office:string-value="" calcext:value-type="error">
            <text:p>#DIV/0!</text:p>
          </table:table-cell>
          <table:table-cell table:formula="of:=[.Z11]&gt;[.Y12]" office:value-type="string" office:string-value="" calcext:value-type="error">
            <text:p>#DIV/0!</text:p>
          </table:table-cell>
          <table:table-cell table:formula="of:=(1-[.Y12]/[.X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float" office:value="160.555" calcext:value-type="float">
            <text:p>160.555</text:p>
          </table:table-cell>
          <table:table-cell table:formula="of:=SUM([$fdtd.C12:$fdtd.ZZ12]) / COUNT([$fdtd.C12:$fdtd.ZZ12])" office:value-type="string" office:string-value="" calcext:value-type="error">
            <text:p>#DIV/0!</text:p>
          </table:table-cell>
          <table:table-cell table:formula="of:=[.C13]&gt;[.D13]" office:value-type="string" office:string-value="" calcext:value-type="error">
            <text:p>#DIV/0!</text:p>
          </table:table-cell>
          <table:table-cell table:formula="of:=(1-[.D13]/[.C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float" office:value="1777.48333333333" calcext:value-type="float">
            <text:p>1777.48333333333</text:p>
          </table:table-cell>
          <table:table-cell table:formula="of:=SUM([$nw.C12:$nw.ZZ12]) / COUNT([$nw.C12:$nw.ZZ12])" office:value-type="string" office:string-value="" calcext:value-type="error">
            <text:p>#DIV/0!</text:p>
          </table:table-cell>
          <table:table-cell table:formula="of:=[.J13]&gt;[.K13]" office:value-type="string" office:string-value="" calcext:value-type="error">
            <text:p>#DIV/0!</text:p>
          </table:table-cell>
          <table:table-cell table:formula="of:=(1-[.K13]/[.J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float" office:value="49.0016666666667" calcext:value-type="float">
            <text:p>49.0016666666667</text:p>
          </table:table-cell>
          <table:table-cell table:formula="of:=SUM([$ra.C25:$ra.ZZ25]) / COUNT([$ra.C25:$ra.ZZ25])" office:value-type="string" office:string-value="" calcext:value-type="error">
            <text:p>#DIV/0!</text:p>
          </table:table-cell>
          <table:table-cell table:formula="of:=[.Q13]&gt;[.R13]" office:value-type="string" office:string-value="" calcext:value-type="error">
            <text:p>#DIV/0!</text:p>
          </table:table-cell>
          <table:table-cell table:formula="of:=(1-[.R13]/[.Q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19.3355333333333" calcext:value-type="float">
            <text:p>19.3355333333333</text:p>
          </table:table-cell>
          <table:table-cell table:formula="of:=SUM([$addvec.C12:$addvec.ZZ12]) / COUNT([$addvec.C12:$addvec.ZZ12])" office:value-type="string" office:string-value="" calcext:value-type="error">
            <text:p>#DIV/0!</text:p>
          </table:table-cell>
          <table:table-cell table:formula="of:=[.Z12]&gt;[.Y13]" office:value-type="string" office:string-value="" calcext:value-type="error">
            <text:p>#DIV/0!</text:p>
          </table:table-cell>
          <table:table-cell table:formula="of:=(1-[.Y13]/[.X1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float" office:value="173.997333333333" calcext:value-type="float">
            <text:p>173.997333333333</text:p>
          </table:table-cell>
          <table:table-cell table:formula="of:=SUM([$fdtd.C13:$fdtd.ZZ13]) / COUNT([$fdtd.C13:$fdtd.ZZ13])" office:value-type="string" office:string-value="" calcext:value-type="error">
            <text:p>#DIV/0!</text:p>
          </table:table-cell>
          <table:table-cell table:formula="of:=[.C14]&gt;[.D14]" office:value-type="string" office:string-value="" calcext:value-type="error">
            <text:p>#DIV/0!</text:p>
          </table:table-cell>
          <table:table-cell table:formula="of:=(1-[.D14]/[.C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float" office:value="2812.83666666667" calcext:value-type="float">
            <text:p>2812.83666666667</text:p>
          </table:table-cell>
          <table:table-cell table:formula="of:=SUM([$nw.C13:$nw.ZZ13]) / COUNT([$nw.C13:$nw.ZZ13])" office:value-type="string" office:string-value="" calcext:value-type="error">
            <text:p>#DIV/0!</text:p>
          </table:table-cell>
          <table:table-cell table:formula="of:=[.J14]&gt;[.K14]" office:value-type="string" office:string-value="" calcext:value-type="error">
            <text:p>#DIV/0!</text:p>
          </table:table-cell>
          <table:table-cell table:formula="of:=(1-[.K14]/[.J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float" office:value="101.2108" calcext:value-type="float">
            <text:p>101.2108</text:p>
          </table:table-cell>
          <table:table-cell table:formula="of:=SUM([$ra.C26:$ra.ZZ26]) / COUNT([$ra.C26:$ra.ZZ26])" office:value-type="string" office:string-value="" calcext:value-type="error">
            <text:p>#DIV/0!</text:p>
          </table:table-cell>
          <table:table-cell table:formula="of:=[.Q14]&gt;[.R14]" office:value-type="string" office:string-value="" calcext:value-type="error">
            <text:p>#DIV/0!</text:p>
          </table:table-cell>
          <table:table-cell table:formula="of:=(1-[.R14]/[.Q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22.9202666666667" calcext:value-type="float">
            <text:p>22.9202666666667</text:p>
          </table:table-cell>
          <table:table-cell table:formula="of:=SUM([$addvec.C13:$addvec.ZZ13]) / COUNT([$addvec.C13:$addvec.ZZ13])" office:value-type="string" office:string-value="" calcext:value-type="error">
            <text:p>#DIV/0!</text:p>
          </table:table-cell>
          <table:table-cell table:formula="of:=[.Z13]&gt;[.Y14]" office:value-type="string" office:string-value="" calcext:value-type="error">
            <text:p>#DIV/0!</text:p>
          </table:table-cell>
          <table:table-cell table:formula="of:=(1-[.Y14]/[.X1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float" office:value="307.042666666667" calcext:value-type="float">
            <text:p>307.042666666667</text:p>
          </table:table-cell>
          <table:table-cell table:formula="of:=SUM([$fdtd.C14:$fdtd.ZZ14]) / COUNT([$fdtd.C14:$fdtd.ZZ14])" office:value-type="string" office:string-value="" calcext:value-type="error">
            <text:p>#DIV/0!</text:p>
          </table:table-cell>
          <table:table-cell table:formula="of:=[.C15]&gt;[.D15]" office:value-type="string" office:string-value="" calcext:value-type="error">
            <text:p>#DIV/0!</text:p>
          </table:table-cell>
          <table:table-cell table:formula="of:=(1-[.D15]/[.C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float" office:value="3639.57333333333" calcext:value-type="float">
            <text:p>3639.57333333333</text:p>
          </table:table-cell>
          <table:table-cell table:formula="of:=SUM([$nw.C14:$nw.ZZ14]) / COUNT([$nw.C14:$nw.ZZ14])" office:value-type="string" office:string-value="" calcext:value-type="error">
            <text:p>#DIV/0!</text:p>
          </table:table-cell>
          <table:table-cell table:formula="of:=[.J15]&gt;[.K15]" office:value-type="string" office:string-value="" calcext:value-type="error">
            <text:p>#DIV/0!</text:p>
          </table:table-cell>
          <table:table-cell table:formula="of:=(1-[.K15]/[.J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float" office:value="395.472666666667" calcext:value-type="float">
            <text:p>395.472666666667</text:p>
          </table:table-cell>
          <table:table-cell table:formula="of:=SUM([$ra.C27:$ra.ZZ27]) / COUNT([$ra.C27:$ra.ZZ27])" office:value-type="string" office:string-value="" calcext:value-type="error">
            <text:p>#DIV/0!</text:p>
          </table:table-cell>
          <table:table-cell table:formula="of:=[.Q15]&gt;[.R15]" office:value-type="string" office:string-value="" calcext:value-type="error">
            <text:p>#DIV/0!</text:p>
          </table:table-cell>
          <table:table-cell table:formula="of:=(1-[.R15]/[.Q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26.2385333333333" calcext:value-type="float">
            <text:p>26.2385333333333</text:p>
          </table:table-cell>
          <table:table-cell table:formula="of:=SUM([$addvec.C14:$addvec.ZZ14]) / COUNT([$addvec.C14:$addvec.ZZ14])" office:value-type="string" office:string-value="" calcext:value-type="error">
            <text:p>#DIV/0!</text:p>
          </table:table-cell>
          <table:table-cell table:formula="of:=[.Z14]&gt;[.Y15]" office:value-type="string" office:string-value="" calcext:value-type="error">
            <text:p>#DIV/0!</text:p>
          </table:table-cell>
          <table:table-cell table:formula="of:=(1-[.Y15]/[.X1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float" office:value="407.320666666667" calcext:value-type="float">
            <text:p>407.320666666667</text:p>
          </table:table-cell>
          <table:table-cell table:formula="of:=SUM([$fdtd.C15:$fdtd.ZZ15]) / COUNT([$fdtd.C15:$fdtd.ZZ15])" office:value-type="string" office:string-value="" calcext:value-type="error">
            <text:p>#DIV/0!</text:p>
          </table:table-cell>
          <table:table-cell table:formula="of:=[.C16]&gt;[.D16]" office:value-type="string" office:string-value="" calcext:value-type="error">
            <text:p>#DIV/0!</text:p>
          </table:table-cell>
          <table:table-cell table:formula="of:=(1-[.D16]/[.C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float" office:value="4849.89666666667" calcext:value-type="float">
            <text:p>4849.89666666667</text:p>
          </table:table-cell>
          <table:table-cell table:formula="of:=SUM([$nw.C15:$nw.ZZ15]) / COUNT([$nw.C15:$nw.ZZ15])" office:value-type="string" office:string-value="" calcext:value-type="error">
            <text:p>#DIV/0!</text:p>
          </table:table-cell>
          <table:table-cell table:formula="of:=[.J16]&gt;[.K16]" office:value-type="string" office:string-value="" calcext:value-type="error">
            <text:p>#DIV/0!</text:p>
          </table:table-cell>
          <table:table-cell table:formula="of:=(1-[.K16]/[.J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float" office:value="2754.20333333333" calcext:value-type="float">
            <text:p>2754.20333333333</text:p>
          </table:table-cell>
          <table:table-cell table:formula="of:=SUM([$ra.C28:$ra.ZZ28]) / COUNT([$ra.C28:$ra.ZZ28])" office:value-type="string" office:string-value="" calcext:value-type="error">
            <text:p>#DIV/0!</text:p>
          </table:table-cell>
          <table:table-cell table:formula="of:=[.Q16]&gt;[.R16]" office:value-type="string" office:string-value="" calcext:value-type="error">
            <text:p>#DIV/0!</text:p>
          </table:table-cell>
          <table:table-cell table:formula="of:=(1-[.R16]/[.Q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28.7997" calcext:value-type="float">
            <text:p>28.7997</text:p>
          </table:table-cell>
          <table:table-cell table:formula="of:=SUM([$addvec.C15:$addvec.ZZ15]) / COUNT([$addvec.C15:$addvec.ZZ15])" office:value-type="string" office:string-value="" calcext:value-type="error">
            <text:p>#DIV/0!</text:p>
          </table:table-cell>
          <table:table-cell table:formula="of:=[.Z15]&gt;[.Y16]" office:value-type="string" office:string-value="" calcext:value-type="error">
            <text:p>#DIV/0!</text:p>
          </table:table-cell>
          <table:table-cell table:formula="of:=(1-[.Y16]/[.X1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float" office:value="422.231333333333" calcext:value-type="float">
            <text:p>422.231333333333</text:p>
          </table:table-cell>
          <table:table-cell table:formula="of:=SUM([$fdtd.C16:$fdtd.ZZ16]) / COUNT([$fdtd.C16:$fdtd.ZZ16])" office:value-type="string" office:string-value="" calcext:value-type="error">
            <text:p>#DIV/0!</text:p>
          </table:table-cell>
          <table:table-cell table:formula="of:=[.C17]&gt;[.D17]" office:value-type="string" office:string-value="" calcext:value-type="error">
            <text:p>#DIV/0!</text:p>
          </table:table-cell>
          <table:table-cell table:formula="of:=(1-[.D17]/[.C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float" office:value="5884.71333333333" calcext:value-type="float">
            <text:p>5884.71333333333</text:p>
          </table:table-cell>
          <table:table-cell table:formula="of:=SUM([$nw.C16:$nw.ZZ16]) / COUNT([$nw.C16:$nw.ZZ16])" office:value-type="string" office:string-value="" calcext:value-type="error">
            <text:p>#DIV/0!</text:p>
          </table:table-cell>
          <table:table-cell table:formula="of:=[.J17]&gt;[.K17]" office:value-type="string" office:string-value="" calcext:value-type="error">
            <text:p>#DIV/0!</text:p>
          </table:table-cell>
          <table:table-cell table:formula="of:=(1-[.K17]/[.J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float" office:value="3857.20666666667" calcext:value-type="float">
            <text:p>3857.20666666667</text:p>
          </table:table-cell>
          <table:table-cell table:formula="of:=SUM([$ra.C29:$ra.ZZ29]) / COUNT([$ra.C29:$ra.ZZ29])" office:value-type="string" office:string-value="" calcext:value-type="error">
            <text:p>#DIV/0!</text:p>
          </table:table-cell>
          <table:table-cell table:formula="of:=[.Q17]&gt;[.R17]" office:value-type="string" office:string-value="" calcext:value-type="error">
            <text:p>#DIV/0!</text:p>
          </table:table-cell>
          <table:table-cell table:formula="of:=(1-[.R17]/[.Q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29.5107333333333" calcext:value-type="float">
            <text:p>29.5107333333333</text:p>
          </table:table-cell>
          <table:table-cell table:formula="of:=SUM([$addvec.C16:$addvec.ZZ16]) / COUNT([$addvec.C16:$addvec.ZZ16])" office:value-type="string" office:string-value="" calcext:value-type="error">
            <text:p>#DIV/0!</text:p>
          </table:table-cell>
          <table:table-cell table:formula="of:=[.Z16]&gt;[.Y17]" office:value-type="string" office:string-value="" calcext:value-type="error">
            <text:p>#DIV/0!</text:p>
          </table:table-cell>
          <table:table-cell table:formula="of:=(1-[.Y17]/[.X1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float" office:value="466.780666666667" calcext:value-type="float">
            <text:p>466.780666666667</text:p>
          </table:table-cell>
          <table:table-cell table:formula="of:=SUM([$fdtd.C17:$fdtd.ZZ17]) / COUNT([$fdtd.C17:$fdtd.ZZ17])" office:value-type="string" office:string-value="" calcext:value-type="error">
            <text:p>#DIV/0!</text:p>
          </table:table-cell>
          <table:table-cell table:formula="of:=[.C18]&gt;[.D18]" office:value-type="string" office:string-value="" calcext:value-type="error">
            <text:p>#DIV/0!</text:p>
          </table:table-cell>
          <table:table-cell table:formula="of:=(1-[.D18]/[.C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float" office:value="7461.88333333333" calcext:value-type="float">
            <text:p>7461.88333333333</text:p>
          </table:table-cell>
          <table:table-cell table:formula="of:=SUM([$nw.C17:$nw.ZZ17]) / COUNT([$nw.C17:$nw.ZZ17])" office:value-type="string" office:string-value="" calcext:value-type="error">
            <text:p>#DIV/0!</text:p>
          </table:table-cell>
          <table:table-cell table:formula="of:=[.J18]&gt;[.K18]" office:value-type="string" office:string-value="" calcext:value-type="error">
            <text:p>#DIV/0!</text:p>
          </table:table-cell>
          <table:table-cell table:formula="of:=(1-[.K18]/[.J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float" office:value="4027.49" calcext:value-type="float">
            <text:p>4027.49</text:p>
          </table:table-cell>
          <table:table-cell table:formula="of:=SUM([$ra.C30:$ra.ZZ30]) / COUNT([$ra.C30:$ra.ZZ30])" office:value-type="string" office:string-value="" calcext:value-type="error">
            <text:p>#DIV/0!</text:p>
          </table:table-cell>
          <table:table-cell table:formula="of:=[.Q18]&gt;[.R18]" office:value-type="string" office:string-value="" calcext:value-type="error">
            <text:p>#DIV/0!</text:p>
          </table:table-cell>
          <table:table-cell table:formula="of:=(1-[.R18]/[.Q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31.9855" calcext:value-type="float">
            <text:p>31.9855</text:p>
          </table:table-cell>
          <table:table-cell table:formula="of:=SUM([$addvec.C17:$addvec.ZZ17]) / COUNT([$addvec.C17:$addvec.ZZ17])" office:value-type="string" office:string-value="" calcext:value-type="error">
            <text:p>#DIV/0!</text:p>
          </table:table-cell>
          <table:table-cell table:formula="of:=[.Z17]&gt;[.Y18]" office:value-type="string" office:string-value="" calcext:value-type="error">
            <text:p>#DIV/0!</text:p>
          </table:table-cell>
          <table:table-cell table:formula="of:=(1-[.Y18]/[.X1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float" office:value="485.846333333333" calcext:value-type="float">
            <text:p>485.846333333333</text:p>
          </table:table-cell>
          <table:table-cell table:formula="of:=SUM([$fdtd.C18:$fdtd.ZZ18]) / COUNT([$fdtd.C18:$fdtd.ZZ18])" office:value-type="string" office:string-value="" calcext:value-type="error">
            <text:p>#DIV/0!</text:p>
          </table:table-cell>
          <table:table-cell table:formula="of:=[.C19]&gt;[.D19]" office:value-type="string" office:string-value="" calcext:value-type="error">
            <text:p>#DIV/0!</text:p>
          </table:table-cell>
          <table:table-cell table:formula="of:=(1-[.D19]/[.C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float" office:value="9036.05666666667" calcext:value-type="float">
            <text:p>9036.05666666667</text:p>
          </table:table-cell>
          <table:table-cell table:formula="of:=SUM([$nw.C18:$nw.ZZ18]) / COUNT([$nw.C18:$nw.ZZ18])" office:value-type="string" office:string-value="" calcext:value-type="error">
            <text:p>#DIV/0!</text:p>
          </table:table-cell>
          <table:table-cell table:formula="of:=[.J19]&gt;[.K19]" office:value-type="string" office:string-value="" calcext:value-type="error">
            <text:p>#DIV/0!</text:p>
          </table:table-cell>
          <table:table-cell table:formula="of:=(1-[.K19]/[.J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float" office:value="4317.21333333333" calcext:value-type="float">
            <text:p>4317.21333333333</text:p>
          </table:table-cell>
          <table:table-cell table:formula="of:=SUM([$ra.C31:$ra.ZZ31]) / COUNT([$ra.C31:$ra.ZZ31])" office:value-type="string" office:string-value="" calcext:value-type="error">
            <text:p>#DIV/0!</text:p>
          </table:table-cell>
          <table:table-cell table:formula="of:=[.Q19]&gt;[.R19]" office:value-type="string" office:string-value="" calcext:value-type="error">
            <text:p>#DIV/0!</text:p>
          </table:table-cell>
          <table:table-cell table:formula="of:=(1-[.R19]/[.Q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34.6179666666667" calcext:value-type="float">
            <text:p>34.6179666666667</text:p>
          </table:table-cell>
          <table:table-cell table:formula="of:=SUM([$addvec.C18:$addvec.ZZ18]) / COUNT([$addvec.C18:$addvec.ZZ18])" office:value-type="string" office:string-value="" calcext:value-type="error">
            <text:p>#DIV/0!</text:p>
          </table:table-cell>
          <table:table-cell table:formula="of:=[.Z18]&gt;[.Y19]" office:value-type="string" office:string-value="" calcext:value-type="error">
            <text:p>#DIV/0!</text:p>
          </table:table-cell>
          <table:table-cell table:formula="of:=(1-[.Y19]/[.X1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float" office:value="514.128333333334" calcext:value-type="float">
            <text:p>514.128333333334</text:p>
          </table:table-cell>
          <table:table-cell table:formula="of:=SUM([$fdtd.C19:$fdtd.ZZ19]) / COUNT([$fdtd.C19:$fdtd.ZZ19])" office:value-type="string" office:string-value="" calcext:value-type="error">
            <text:p>#DIV/0!</text:p>
          </table:table-cell>
          <table:table-cell table:formula="of:=[.C20]&gt;[.D20]" office:value-type="string" office:string-value="" calcext:value-type="error">
            <text:p>#DIV/0!</text:p>
          </table:table-cell>
          <table:table-cell table:formula="of:=(1-[.D20]/[.C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float" office:value="10872.0333333333" calcext:value-type="float">
            <text:p>10872.0333333333</text:p>
          </table:table-cell>
          <table:table-cell table:formula="of:=SUM([$nw.C19:$nw.ZZ19]) / COUNT([$nw.C19:$nw.ZZ19])" office:value-type="string" office:string-value="" calcext:value-type="error">
            <text:p>#DIV/0!</text:p>
          </table:table-cell>
          <table:table-cell table:formula="of:=[.J20]&gt;[.K20]" office:value-type="string" office:string-value="" calcext:value-type="error">
            <text:p>#DIV/0!</text:p>
          </table:table-cell>
          <table:table-cell table:formula="of:=(1-[.K20]/[.J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float" office:value="4649.44333333333" calcext:value-type="float">
            <text:p>4649.44333333333</text:p>
          </table:table-cell>
          <table:table-cell table:formula="of:=SUM([$ra.C32:$ra.ZZ32]) / COUNT([$ra.C32:$ra.ZZ32])" office:value-type="string" office:string-value="" calcext:value-type="error">
            <text:p>#DIV/0!</text:p>
          </table:table-cell>
          <table:table-cell table:formula="of:=[.Q20]&gt;[.R20]" office:value-type="string" office:string-value="" calcext:value-type="error">
            <text:p>#DIV/0!</text:p>
          </table:table-cell>
          <table:table-cell table:formula="of:=(1-[.R20]/[.Q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37.1316" calcext:value-type="float">
            <text:p>37.1316</text:p>
          </table:table-cell>
          <table:table-cell table:formula="of:=SUM([$addvec.C19:$addvec.ZZ19]) / COUNT([$addvec.C19:$addvec.ZZ19])" office:value-type="string" office:string-value="" calcext:value-type="error">
            <text:p>#DIV/0!</text:p>
          </table:table-cell>
          <table:table-cell table:formula="of:=[.Z19]&gt;[.Y20]" office:value-type="string" office:string-value="" calcext:value-type="error">
            <text:p>#DIV/0!</text:p>
          </table:table-cell>
          <table:table-cell table:formula="of:=(1-[.Y20]/[.X2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float" office:value="536.711666666667" calcext:value-type="float">
            <text:p>536.711666666667</text:p>
          </table:table-cell>
          <table:table-cell table:formula="of:=SUM([$fdtd.C20:$fdtd.ZZ20]) / COUNT([$fdtd.C20:$fdtd.ZZ20])" office:value-type="string" office:string-value="" calcext:value-type="error">
            <text:p>#DIV/0!</text:p>
          </table:table-cell>
          <table:table-cell table:formula="of:=[.C21]&gt;[.D21]" office:value-type="string" office:string-value="" calcext:value-type="error">
            <text:p>#DIV/0!</text:p>
          </table:table-cell>
          <table:table-cell table:formula="of:=(1-[.D21]/[.C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float" office:value="13096.6333333333" calcext:value-type="float">
            <text:p>13096.6333333333</text:p>
          </table:table-cell>
          <table:table-cell table:formula="of:=SUM([$nw.C20:$nw.ZZ20]) / COUNT([$nw.C20:$nw.ZZ20])" office:value-type="string" office:string-value="" calcext:value-type="error">
            <text:p>#DIV/0!</text:p>
          </table:table-cell>
          <table:table-cell table:formula="of:=[.J21]&gt;[.K21]" office:value-type="string" office:string-value="" calcext:value-type="error">
            <text:p>#DIV/0!</text:p>
          </table:table-cell>
          <table:table-cell table:formula="of:=(1-[.K21]/[.J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float" office:value="5095.61333333333" calcext:value-type="float">
            <text:p>5095.61333333333</text:p>
          </table:table-cell>
          <table:table-cell table:formula="of:=SUM([$ra.C33:$ra.ZZ33]) / COUNT([$ra.C33:$ra.ZZ33])" office:value-type="string" office:string-value="" calcext:value-type="error">
            <text:p>#DIV/0!</text:p>
          </table:table-cell>
          <table:table-cell table:formula="of:=[.Q21]&gt;[.R21]" office:value-type="string" office:string-value="" calcext:value-type="error">
            <text:p>#DIV/0!</text:p>
          </table:table-cell>
          <table:table-cell table:formula="of:=(1-[.R21]/[.Q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39.9003" calcext:value-type="float">
            <text:p>39.9003</text:p>
          </table:table-cell>
          <table:table-cell table:formula="of:=SUM([$addvec.C20:$addvec.ZZ20]) / COUNT([$addvec.C20:$addvec.ZZ20])" office:value-type="string" office:string-value="" calcext:value-type="error">
            <text:p>#DIV/0!</text:p>
          </table:table-cell>
          <table:table-cell table:formula="of:=[.Z20]&gt;[.Y21]" office:value-type="string" office:string-value="" calcext:value-type="error">
            <text:p>#DIV/0!</text:p>
          </table:table-cell>
          <table:table-cell table:formula="of:=(1-[.Y21]/[.X2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28.1076" calcext:value-type="float">
            <text:p>28.1076</text:p>
          </table:table-cell>
          <table:table-cell table:formula="of:=SUM([$fdtd.C21:$fdtd.ZZ21]) / COUNT([$fdtd.C21:$fdtd.ZZ21])" office:value-type="string" office:string-value="" calcext:value-type="error">
            <text:p>#DIV/0!</text:p>
          </table:table-cell>
          <table:table-cell table:formula="of:=[.C22]&gt;[.D22]" office:value-type="string" office:string-value="" calcext:value-type="error">
            <text:p>#DIV/0!</text:p>
          </table:table-cell>
          <table:table-cell table:formula="of:=(1-[.D22]/[.C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1.7748666666667" calcext:value-type="float">
            <text:p>21.7748666666667</text:p>
          </table:table-cell>
          <table:table-cell table:formula="of:=SUM([$nw.C21:$nw.ZZ21]) / COUNT([$nw.C21:$nw.ZZ21])" office:value-type="string" office:string-value="" calcext:value-type="error">
            <text:p>#DIV/0!</text:p>
          </table:table-cell>
          <table:table-cell table:formula="of:=[.J22]&gt;[.K22]" office:value-type="string" office:string-value="" calcext:value-type="error">
            <text:p>#DIV/0!</text:p>
          </table:table-cell>
          <table:table-cell table:formula="of:=(1-[.K22]/[.J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1.4595333333333" calcext:value-type="float">
            <text:p>11.4595333333333</text:p>
          </table:table-cell>
          <table:table-cell table:formula="of:=SUM([$ra.C34:$ra.ZZ34]) / COUNT([$ra.C34:$ra.ZZ34])" office:value-type="string" office:string-value="" calcext:value-type="error">
            <text:p>#DIV/0!</text:p>
          </table:table-cell>
          <table:table-cell table:formula="of:=[.Q22]&gt;[.R22]" office:value-type="string" office:string-value="" calcext:value-type="error">
            <text:p>#DIV/0!</text:p>
          </table:table-cell>
          <table:table-cell table:formula="of:=(1-[.R22]/[.Q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16.0910666666667" calcext:value-type="float">
            <text:p>16.0910666666667</text:p>
          </table:table-cell>
          <table:table-cell table:formula="of:=SUM([$addvec.C21:$addvec.ZZ21]) / COUNT([$addvec.C21:$addvec.ZZ21])" office:value-type="string" office:string-value="" calcext:value-type="error">
            <text:p>#DIV/0!</text:p>
          </table:table-cell>
          <table:table-cell table:formula="of:=[.Z21]&gt;[.Y22]" office:value-type="string" office:string-value="" calcext:value-type="error">
            <text:p>#DIV/0!</text:p>
          </table:table-cell>
          <table:table-cell table:formula="of:=(1-[.Y22]/[.X2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57.2311" calcext:value-type="float">
            <text:p>57.2311</text:p>
          </table:table-cell>
          <table:table-cell table:formula="of:=SUM([$fdtd.C22:$fdtd.ZZ22]) / COUNT([$fdtd.C22:$fdtd.ZZ22])" office:value-type="string" office:string-value="" calcext:value-type="error">
            <text:p>#DIV/0!</text:p>
          </table:table-cell>
          <table:table-cell table:formula="of:=[.C23]&gt;[.D23]" office:value-type="string" office:string-value="" calcext:value-type="error">
            <text:p>#DIV/0!</text:p>
          </table:table-cell>
          <table:table-cell table:formula="of:=(1-[.D23]/[.C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40.8689666666667" calcext:value-type="float">
            <text:p>40.8689666666667</text:p>
          </table:table-cell>
          <table:table-cell table:formula="of:=SUM([$nw.C22:$nw.ZZ22]) / COUNT([$nw.C22:$nw.ZZ22])" office:value-type="string" office:string-value="" calcext:value-type="error">
            <text:p>#DIV/0!</text:p>
          </table:table-cell>
          <table:table-cell table:formula="of:=[.J23]&gt;[.K23]" office:value-type="string" office:string-value="" calcext:value-type="error">
            <text:p>#DIV/0!</text:p>
          </table:table-cell>
          <table:table-cell table:formula="of:=(1-[.K23]/[.J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22.2778" calcext:value-type="float">
            <text:p>22.2778</text:p>
          </table:table-cell>
          <table:table-cell table:formula="of:=SUM([$ra.C35:$ra.ZZ35]) / COUNT([$ra.C35:$ra.ZZ35])" office:value-type="string" office:string-value="" calcext:value-type="error">
            <text:p>#DIV/0!</text:p>
          </table:table-cell>
          <table:table-cell table:formula="of:=[.Q23]&gt;[.R23]" office:value-type="string" office:string-value="" calcext:value-type="error">
            <text:p>#DIV/0!</text:p>
          </table:table-cell>
          <table:table-cell table:formula="of:=(1-[.R23]/[.Q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31.1805" calcext:value-type="float">
            <text:p>31.1805</text:p>
          </table:table-cell>
          <table:table-cell table:formula="of:=SUM([$addvec.C22:$addvec.ZZ22]) / COUNT([$addvec.C22:$addvec.ZZ22])" office:value-type="string" office:string-value="" calcext:value-type="error">
            <text:p>#DIV/0!</text:p>
          </table:table-cell>
          <table:table-cell table:formula="of:=[.Z22]&gt;[.Y23]" office:value-type="string" office:string-value="" calcext:value-type="error">
            <text:p>#DIV/0!</text:p>
          </table:table-cell>
          <table:table-cell table:formula="of:=(1-[.Y23]/[.X2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81.4382" calcext:value-type="float">
            <text:p>81.4382</text:p>
          </table:table-cell>
          <table:table-cell table:formula="of:=SUM([$fdtd.C23:$fdtd.ZZ23]) / COUNT([$fdtd.C23:$fdtd.ZZ23])" office:value-type="string" office:string-value="" calcext:value-type="error">
            <text:p>#DIV/0!</text:p>
          </table:table-cell>
          <table:table-cell table:formula="of:=[.C24]&gt;[.D24]" office:value-type="string" office:string-value="" calcext:value-type="error">
            <text:p>#DIV/0!</text:p>
          </table:table-cell>
          <table:table-cell table:formula="of:=(1-[.D24]/[.C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59.6064666666667" calcext:value-type="float">
            <text:p>59.6064666666667</text:p>
          </table:table-cell>
          <table:table-cell table:formula="of:=SUM([$nw.C23:$nw.ZZ23]) / COUNT([$nw.C23:$nw.ZZ23])" office:value-type="string" office:string-value="" calcext:value-type="error">
            <text:p>#DIV/0!</text:p>
          </table:table-cell>
          <table:table-cell table:formula="of:=[.J24]&gt;[.K24]" office:value-type="string" office:string-value="" calcext:value-type="error">
            <text:p>#DIV/0!</text:p>
          </table:table-cell>
          <table:table-cell table:formula="of:=(1-[.K24]/[.J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32.9995" calcext:value-type="float">
            <text:p>32.9995</text:p>
          </table:table-cell>
          <table:table-cell table:formula="of:=SUM([$ra.C36:$ra.ZZ36]) / COUNT([$ra.C36:$ra.ZZ36])" office:value-type="string" office:string-value="" calcext:value-type="error">
            <text:p>#DIV/0!</text:p>
          </table:table-cell>
          <table:table-cell table:formula="of:=[.Q24]&gt;[.R24]" office:value-type="string" office:string-value="" calcext:value-type="error">
            <text:p>#DIV/0!</text:p>
          </table:table-cell>
          <table:table-cell table:formula="of:=(1-[.R24]/[.Q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44.0679333333333" calcext:value-type="float">
            <text:p>44.0679333333333</text:p>
          </table:table-cell>
          <table:table-cell table:formula="of:=SUM([$addvec.C23:$addvec.ZZ23]) / COUNT([$addvec.C23:$addvec.ZZ23])" office:value-type="string" office:string-value="" calcext:value-type="error">
            <text:p>#DIV/0!</text:p>
          </table:table-cell>
          <table:table-cell table:formula="of:=[.Z23]&gt;[.Y24]" office:value-type="string" office:string-value="" calcext:value-type="error">
            <text:p>#DIV/0!</text:p>
          </table:table-cell>
          <table:table-cell table:formula="of:=(1-[.Y24]/[.X2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09.922" calcext:value-type="float">
            <text:p>109.922</text:p>
          </table:table-cell>
          <table:table-cell table:formula="of:=SUM([$fdtd.C24:$fdtd.ZZ24]) / COUNT([$fdtd.C24:$fdtd.ZZ24])" office:value-type="string" office:string-value="" calcext:value-type="error">
            <text:p>#DIV/0!</text:p>
          </table:table-cell>
          <table:table-cell table:formula="of:=[.C25]&gt;[.D25]" office:value-type="string" office:string-value="" calcext:value-type="error">
            <text:p>#DIV/0!</text:p>
          </table:table-cell>
          <table:table-cell table:formula="of:=(1-[.D25]/[.C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75.4907666666667" calcext:value-type="float">
            <text:p>75.4907666666667</text:p>
          </table:table-cell>
          <table:table-cell table:formula="of:=SUM([$nw.C24:$nw.ZZ24]) / COUNT([$nw.C24:$nw.ZZ24])" office:value-type="string" office:string-value="" calcext:value-type="error">
            <text:p>#DIV/0!</text:p>
          </table:table-cell>
          <table:table-cell table:formula="of:=[.J25]&gt;[.K25]" office:value-type="string" office:string-value="" calcext:value-type="error">
            <text:p>#DIV/0!</text:p>
          </table:table-cell>
          <table:table-cell table:formula="of:=(1-[.K25]/[.J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43.6348333333333" calcext:value-type="float">
            <text:p>43.6348333333333</text:p>
          </table:table-cell>
          <table:table-cell table:formula="of:=SUM([$ra.C37:$ra.ZZ37]) / COUNT([$ra.C37:$ra.ZZ37])" office:value-type="string" office:string-value="" calcext:value-type="error">
            <text:p>#DIV/0!</text:p>
          </table:table-cell>
          <table:table-cell table:formula="of:=[.Q25]&gt;[.R25]" office:value-type="string" office:string-value="" calcext:value-type="error">
            <text:p>#DIV/0!</text:p>
          </table:table-cell>
          <table:table-cell table:formula="of:=(1-[.R25]/[.Q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61.4456666666667" calcext:value-type="float">
            <text:p>61.4456666666667</text:p>
          </table:table-cell>
          <table:table-cell table:formula="of:=SUM([$addvec.C24:$addvec.ZZ24]) / COUNT([$addvec.C24:$addvec.ZZ24])" office:value-type="string" office:string-value="" calcext:value-type="error">
            <text:p>#DIV/0!</text:p>
          </table:table-cell>
          <table:table-cell table:formula="of:=[.Z24]&gt;[.Y25]" office:value-type="string" office:string-value="" calcext:value-type="error">
            <text:p>#DIV/0!</text:p>
          </table:table-cell>
          <table:table-cell table:formula="of:=(1-[.Y25]/[.X2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34.64" calcext:value-type="float">
            <text:p>134.64</text:p>
          </table:table-cell>
          <table:table-cell table:formula="of:=SUM([$fdtd.C25:$fdtd.ZZ25]) / COUNT([$fdtd.C25:$fdtd.ZZ25])" office:value-type="string" office:string-value="" calcext:value-type="error">
            <text:p>#DIV/0!</text:p>
          </table:table-cell>
          <table:table-cell table:formula="of:=[.C26]&gt;[.D26]" office:value-type="string" office:string-value="" calcext:value-type="error">
            <text:p>#DIV/0!</text:p>
          </table:table-cell>
          <table:table-cell table:formula="of:=(1-[.D26]/[.C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93.1631666666667" calcext:value-type="float">
            <text:p>93.1631666666667</text:p>
          </table:table-cell>
          <table:table-cell table:formula="of:=SUM([$nw.C25:$nw.ZZ25]) / COUNT([$nw.C25:$nw.ZZ25])" office:value-type="string" office:string-value="" calcext:value-type="error">
            <text:p>#DIV/0!</text:p>
          </table:table-cell>
          <table:table-cell table:formula="of:=[.J26]&gt;[.K26]" office:value-type="string" office:string-value="" calcext:value-type="error">
            <text:p>#DIV/0!</text:p>
          </table:table-cell>
          <table:table-cell table:formula="of:=(1-[.K26]/[.J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54.3623" calcext:value-type="float">
            <text:p>54.3623</text:p>
          </table:table-cell>
          <table:table-cell table:formula="of:=SUM([$ra.C38:$ra.ZZ38]) / COUNT([$ra.C38:$ra.ZZ38])" office:value-type="string" office:string-value="" calcext:value-type="error">
            <text:p>#DIV/0!</text:p>
          </table:table-cell>
          <table:table-cell table:formula="of:=[.Q26]&gt;[.R26]" office:value-type="string" office:string-value="" calcext:value-type="error">
            <text:p>#DIV/0!</text:p>
          </table:table-cell>
          <table:table-cell table:formula="of:=(1-[.R26]/[.Q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74.8467333333334" calcext:value-type="float">
            <text:p>74.8467333333334</text:p>
          </table:table-cell>
          <table:table-cell table:formula="of:=SUM([$addvec.C25:$addvec.ZZ25]) / COUNT([$addvec.C25:$addvec.ZZ25])" office:value-type="string" office:string-value="" calcext:value-type="error">
            <text:p>#DIV/0!</text:p>
          </table:table-cell>
          <table:table-cell table:formula="of:=[.Z25]&gt;[.Y26]" office:value-type="string" office:string-value="" calcext:value-type="error">
            <text:p>#DIV/0!</text:p>
          </table:table-cell>
          <table:table-cell table:formula="of:=(1-[.Y26]/[.X2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64.715333333333" calcext:value-type="float">
            <text:p>164.715333333333</text:p>
          </table:table-cell>
          <table:table-cell table:formula="of:=SUM([$fdtd.C26:$fdtd.ZZ26]) / COUNT([$fdtd.C26:$fdtd.ZZ26])" office:value-type="string" office:string-value="" calcext:value-type="error">
            <text:p>#DIV/0!</text:p>
          </table:table-cell>
          <table:table-cell table:formula="of:=[.C27]&gt;[.D27]" office:value-type="string" office:string-value="" calcext:value-type="error">
            <text:p>#DIV/0!</text:p>
          </table:table-cell>
          <table:table-cell table:formula="of:=(1-[.D27]/[.C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10.767333333333" calcext:value-type="float">
            <text:p>110.767333333333</text:p>
          </table:table-cell>
          <table:table-cell table:formula="of:=SUM([$nw.C26:$nw.ZZ26]) / COUNT([$nw.C26:$nw.ZZ26])" office:value-type="string" office:string-value="" calcext:value-type="error">
            <text:p>#DIV/0!</text:p>
          </table:table-cell>
          <table:table-cell table:formula="of:=[.J27]&gt;[.K27]" office:value-type="string" office:string-value="" calcext:value-type="error">
            <text:p>#DIV/0!</text:p>
          </table:table-cell>
          <table:table-cell table:formula="of:=(1-[.K27]/[.J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65.2897" calcext:value-type="float">
            <text:p>65.2897</text:p>
          </table:table-cell>
          <table:table-cell table:formula="of:=SUM([$ra.C39:$ra.ZZ39]) / COUNT([$ra.C39:$ra.ZZ39])" office:value-type="string" office:string-value="" calcext:value-type="error">
            <text:p>#DIV/0!</text:p>
          </table:table-cell>
          <table:table-cell table:formula="of:=[.Q27]&gt;[.R27]" office:value-type="string" office:string-value="" calcext:value-type="error">
            <text:p>#DIV/0!</text:p>
          </table:table-cell>
          <table:table-cell table:formula="of:=(1-[.R27]/[.Q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90.3832" calcext:value-type="float">
            <text:p>90.3832</text:p>
          </table:table-cell>
          <table:table-cell table:formula="of:=SUM([$addvec.C26:$addvec.ZZ26]) / COUNT([$addvec.C26:$addvec.ZZ26])" office:value-type="string" office:string-value="" calcext:value-type="error">
            <text:p>#DIV/0!</text:p>
          </table:table-cell>
          <table:table-cell table:formula="of:=[.Z26]&gt;[.Y27]" office:value-type="string" office:string-value="" calcext:value-type="error">
            <text:p>#DIV/0!</text:p>
          </table:table-cell>
          <table:table-cell table:formula="of:=(1-[.Y27]/[.X2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190.495" calcext:value-type="float">
            <text:p>190.495</text:p>
          </table:table-cell>
          <table:table-cell table:formula="of:=SUM([$fdtd.C27:$fdtd.ZZ27]) / COUNT([$fdtd.C27:$fdtd.ZZ27])" office:value-type="string" office:string-value="" calcext:value-type="error">
            <text:p>#DIV/0!</text:p>
          </table:table-cell>
          <table:table-cell table:formula="of:=[.C28]&gt;[.D28]" office:value-type="string" office:string-value="" calcext:value-type="error">
            <text:p>#DIV/0!</text:p>
          </table:table-cell>
          <table:table-cell table:formula="of:=(1-[.D28]/[.C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29.884333333333" calcext:value-type="float">
            <text:p>129.884333333333</text:p>
          </table:table-cell>
          <table:table-cell table:formula="of:=SUM([$nw.C27:$nw.ZZ27]) / COUNT([$nw.C27:$nw.ZZ27])" office:value-type="string" office:string-value="" calcext:value-type="error">
            <text:p>#DIV/0!</text:p>
          </table:table-cell>
          <table:table-cell table:formula="of:=[.J28]&gt;[.K28]" office:value-type="string" office:string-value="" calcext:value-type="error">
            <text:p>#DIV/0!</text:p>
          </table:table-cell>
          <table:table-cell table:formula="of:=(1-[.K28]/[.J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76.51" calcext:value-type="float">
            <text:p>76.51</text:p>
          </table:table-cell>
          <table:table-cell table:formula="of:=SUM([$ra.C40:$ra.ZZ40]) / COUNT([$ra.C40:$ra.ZZ40])" office:value-type="string" office:string-value="" calcext:value-type="error">
            <text:p>#DIV/0!</text:p>
          </table:table-cell>
          <table:table-cell table:formula="of:=[.Q28]&gt;[.R28]" office:value-type="string" office:string-value="" calcext:value-type="error">
            <text:p>#DIV/0!</text:p>
          </table:table-cell>
          <table:table-cell table:formula="of:=(1-[.R28]/[.Q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04.886666666667" calcext:value-type="float">
            <text:p>104.886666666667</text:p>
          </table:table-cell>
          <table:table-cell table:formula="of:=SUM([$addvec.C27:$addvec.ZZ27]) / COUNT([$addvec.C27:$addvec.ZZ27])" office:value-type="string" office:string-value="" calcext:value-type="error">
            <text:p>#DIV/0!</text:p>
          </table:table-cell>
          <table:table-cell table:formula="of:=[.Z27]&gt;[.Y28]" office:value-type="string" office:string-value="" calcext:value-type="error">
            <text:p>#DIV/0!</text:p>
          </table:table-cell>
          <table:table-cell table:formula="of:=(1-[.Y28]/[.X2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14.143666666667" calcext:value-type="float">
            <text:p>214.143666666667</text:p>
          </table:table-cell>
          <table:table-cell table:formula="of:=SUM([$fdtd.C28:$fdtd.ZZ28]) / COUNT([$fdtd.C28:$fdtd.ZZ28])" office:value-type="string" office:string-value="" calcext:value-type="error">
            <text:p>#DIV/0!</text:p>
          </table:table-cell>
          <table:table-cell table:formula="of:=[.C29]&gt;[.D29]" office:value-type="string" office:string-value="" calcext:value-type="error">
            <text:p>#DIV/0!</text:p>
          </table:table-cell>
          <table:table-cell table:formula="of:=(1-[.D29]/[.C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45.755333333333" calcext:value-type="float">
            <text:p>145.755333333333</text:p>
          </table:table-cell>
          <table:table-cell table:formula="of:=SUM([$nw.C28:$nw.ZZ28]) / COUNT([$nw.C28:$nw.ZZ28])" office:value-type="string" office:string-value="" calcext:value-type="error">
            <text:p>#DIV/0!</text:p>
          </table:table-cell>
          <table:table-cell table:formula="of:=[.J29]&gt;[.K29]" office:value-type="string" office:string-value="" calcext:value-type="error">
            <text:p>#DIV/0!</text:p>
          </table:table-cell>
          <table:table-cell table:formula="of:=(1-[.K29]/[.J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86.9944333333333" calcext:value-type="float">
            <text:p>86.9944333333333</text:p>
          </table:table-cell>
          <table:table-cell table:formula="of:=SUM([$ra.C41:$ra.ZZ41]) / COUNT([$ra.C41:$ra.ZZ41])" office:value-type="string" office:string-value="" calcext:value-type="error">
            <text:p>#DIV/0!</text:p>
          </table:table-cell>
          <table:table-cell table:formula="of:=[.Q29]&gt;[.R29]" office:value-type="string" office:string-value="" calcext:value-type="error">
            <text:p>#DIV/0!</text:p>
          </table:table-cell>
          <table:table-cell table:formula="of:=(1-[.R29]/[.Q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20.691333333333" calcext:value-type="float">
            <text:p>120.691333333333</text:p>
          </table:table-cell>
          <table:table-cell table:formula="of:=SUM([$addvec.C28:$addvec.ZZ28]) / COUNT([$addvec.C28:$addvec.ZZ28])" office:value-type="string" office:string-value="" calcext:value-type="error">
            <text:p>#DIV/0!</text:p>
          </table:table-cell>
          <table:table-cell table:formula="of:=[.Z28]&gt;[.Y29]" office:value-type="string" office:string-value="" calcext:value-type="error">
            <text:p>#DIV/0!</text:p>
          </table:table-cell>
          <table:table-cell table:formula="of:=(1-[.Y29]/[.X2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44.707666666667" calcext:value-type="float">
            <text:p>244.707666666667</text:p>
          </table:table-cell>
          <table:table-cell table:formula="of:=SUM([$fdtd.C29:$fdtd.ZZ29]) / COUNT([$fdtd.C29:$fdtd.ZZ29])" office:value-type="string" office:string-value="" calcext:value-type="error">
            <text:p>#DIV/0!</text:p>
          </table:table-cell>
          <table:table-cell table:formula="of:=[.C30]&gt;[.D30]" office:value-type="string" office:string-value="" calcext:value-type="error">
            <text:p>#DIV/0!</text:p>
          </table:table-cell>
          <table:table-cell table:formula="of:=(1-[.D30]/[.C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161.759666666667" calcext:value-type="float">
            <text:p>161.759666666667</text:p>
          </table:table-cell>
          <table:table-cell table:formula="of:=SUM([$nw.C29:$nw.ZZ29]) / COUNT([$nw.C29:$nw.ZZ29])" office:value-type="string" office:string-value="" calcext:value-type="error">
            <text:p>#DIV/0!</text:p>
          </table:table-cell>
          <table:table-cell table:formula="of:=[.J30]&gt;[.K30]" office:value-type="string" office:string-value="" calcext:value-type="error">
            <text:p>#DIV/0!</text:p>
          </table:table-cell>
          <table:table-cell table:formula="of:=(1-[.K30]/[.J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00.839666666667" calcext:value-type="float">
            <text:p>100.839666666667</text:p>
          </table:table-cell>
          <table:table-cell table:formula="of:=SUM([$ra.C42:$ra.ZZ42]) / COUNT([$ra.C42:$ra.ZZ42])" office:value-type="string" office:string-value="" calcext:value-type="error">
            <text:p>#DIV/0!</text:p>
          </table:table-cell>
          <table:table-cell table:formula="of:=[.Q30]&gt;[.R30]" office:value-type="string" office:string-value="" calcext:value-type="error">
            <text:p>#DIV/0!</text:p>
          </table:table-cell>
          <table:table-cell table:formula="of:=(1-[.R30]/[.Q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35.209333333333" calcext:value-type="float">
            <text:p>135.209333333333</text:p>
          </table:table-cell>
          <table:table-cell table:formula="of:=SUM([$addvec.C29:$addvec.ZZ29]) / COUNT([$addvec.C29:$addvec.ZZ29])" office:value-type="string" office:string-value="" calcext:value-type="error">
            <text:p>#DIV/0!</text:p>
          </table:table-cell>
          <table:table-cell table:formula="of:=[.Z29]&gt;[.Y30]" office:value-type="string" office:string-value="" calcext:value-type="error">
            <text:p>#DIV/0!</text:p>
          </table:table-cell>
          <table:table-cell table:formula="of:=(1-[.Y30]/[.X3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297.06333333333" calcext:value-type="float">
            <text:p>1297.06333333333</text:p>
          </table:table-cell>
          <table:table-cell table:formula="of:=SUM([$fdtd.C30:$fdtd.ZZ30]) / COUNT([$fdtd.C30:$fdtd.ZZ30])" office:value-type="string" office:string-value="" calcext:value-type="error">
            <text:p>#DIV/0!</text:p>
          </table:table-cell>
          <table:table-cell table:formula="of:=[.C31]&gt;[.D31]" office:value-type="string" office:string-value="" calcext:value-type="error">
            <text:p>#DIV/0!</text:p>
          </table:table-cell>
          <table:table-cell table:formula="of:=(1-[.D31]/[.C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377.642333333333" calcext:value-type="float">
            <text:p>377.642333333333</text:p>
          </table:table-cell>
          <table:table-cell table:formula="of:=SUM([$nw.C30:$nw.ZZ30]) / COUNT([$nw.C30:$nw.ZZ30])" office:value-type="string" office:string-value="" calcext:value-type="error">
            <text:p>#DIV/0!</text:p>
          </table:table-cell>
          <table:table-cell table:formula="of:=[.J31]&gt;[.K31]" office:value-type="string" office:string-value="" calcext:value-type="error">
            <text:p>#DIV/0!</text:p>
          </table:table-cell>
          <table:table-cell table:formula="of:=(1-[.K31]/[.J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143.856666666667" calcext:value-type="float">
            <text:p>143.856666666667</text:p>
          </table:table-cell>
          <table:table-cell table:formula="of:=SUM([$ra.C43:$ra.ZZ43]) / COUNT([$ra.C43:$ra.ZZ43])" office:value-type="string" office:string-value="" calcext:value-type="error">
            <text:p>#DIV/0!</text:p>
          </table:table-cell>
          <table:table-cell table:formula="of:=[.Q31]&gt;[.R31]" office:value-type="string" office:string-value="" calcext:value-type="error">
            <text:p>#DIV/0!</text:p>
          </table:table-cell>
          <table:table-cell table:formula="of:=(1-[.R31]/[.Q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50.522" calcext:value-type="float">
            <text:p>150.522</text:p>
          </table:table-cell>
          <table:table-cell table:formula="of:=SUM([$addvec.C30:$addvec.ZZ30]) / COUNT([$addvec.C30:$addvec.ZZ30])" office:value-type="string" office:string-value="" calcext:value-type="error">
            <text:p>#DIV/0!</text:p>
          </table:table-cell>
          <table:table-cell table:formula="of:=[.Z30]&gt;[.Y31]" office:value-type="string" office:string-value="" calcext:value-type="error">
            <text:p>#DIV/0!</text:p>
          </table:table-cell>
          <table:table-cell table:formula="of:=(1-[.Y31]/[.X3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476.69333333333" calcext:value-type="float">
            <text:p>1476.69333333333</text:p>
          </table:table-cell>
          <table:table-cell table:formula="of:=SUM([$fdtd.C31:$fdtd.ZZ31]) / COUNT([$fdtd.C31:$fdtd.ZZ31])" office:value-type="string" office:string-value="" calcext:value-type="error">
            <text:p>#DIV/0!</text:p>
          </table:table-cell>
          <table:table-cell table:formula="of:=[.C32]&gt;[.D32]" office:value-type="string" office:string-value="" calcext:value-type="error">
            <text:p>#DIV/0!</text:p>
          </table:table-cell>
          <table:table-cell table:formula="of:=(1-[.D32]/[.C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5745.74666666667" calcext:value-type="float">
            <text:p>5745.74666666667</text:p>
          </table:table-cell>
          <table:table-cell table:formula="of:=SUM([$nw.C31:$nw.ZZ31]) / COUNT([$nw.C31:$nw.ZZ31])" office:value-type="string" office:string-value="" calcext:value-type="error">
            <text:p>#DIV/0!</text:p>
          </table:table-cell>
          <table:table-cell table:formula="of:=[.J32]&gt;[.K32]" office:value-type="string" office:string-value="" calcext:value-type="error">
            <text:p>#DIV/0!</text:p>
          </table:table-cell>
          <table:table-cell table:formula="of:=(1-[.K32]/[.J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291.557333333333" calcext:value-type="float">
            <text:p>291.557333333333</text:p>
          </table:table-cell>
          <table:table-cell table:formula="of:=SUM([$ra.C44:$ra.ZZ44]) / COUNT([$ra.C44:$ra.ZZ44])" office:value-type="string" office:string-value="" calcext:value-type="error">
            <text:p>#DIV/0!</text:p>
          </table:table-cell>
          <table:table-cell table:formula="of:=[.Q32]&gt;[.R32]" office:value-type="string" office:string-value="" calcext:value-type="error">
            <text:p>#DIV/0!</text:p>
          </table:table-cell>
          <table:table-cell table:formula="of:=(1-[.R32]/[.Q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171.790333333333" calcext:value-type="float">
            <text:p>171.790333333333</text:p>
          </table:table-cell>
          <table:table-cell table:formula="of:=SUM([$addvec.C31:$addvec.ZZ31]) / COUNT([$addvec.C31:$addvec.ZZ31])" office:value-type="string" office:string-value="" calcext:value-type="error">
            <text:p>#DIV/0!</text:p>
          </table:table-cell>
          <table:table-cell table:formula="of:=[.Z31]&gt;[.Y32]" office:value-type="string" office:string-value="" calcext:value-type="error">
            <text:p>#DIV/0!</text:p>
          </table:table-cell>
          <table:table-cell table:formula="of:=(1-[.Y32]/[.X3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1540.67" calcext:value-type="float">
            <text:p>1540.67</text:p>
          </table:table-cell>
          <table:table-cell table:formula="of:=SUM([$fdtd.C32:$fdtd.ZZ32]) / COUNT([$fdtd.C32:$fdtd.ZZ32])" office:value-type="string" office:string-value="" calcext:value-type="error">
            <text:p>#DIV/0!</text:p>
          </table:table-cell>
          <table:table-cell table:formula="of:=[.C33]&gt;[.D33]" office:value-type="string" office:string-value="" calcext:value-type="error">
            <text:p>#DIV/0!</text:p>
          </table:table-cell>
          <table:table-cell table:formula="of:=(1-[.D33]/[.C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0254.4" calcext:value-type="float">
            <text:p>20254.4</text:p>
          </table:table-cell>
          <table:table-cell table:formula="of:=SUM([$nw.C32:$nw.ZZ32]) / COUNT([$nw.C32:$nw.ZZ32])" office:value-type="string" office:string-value="" calcext:value-type="error">
            <text:p>#DIV/0!</text:p>
          </table:table-cell>
          <table:table-cell table:formula="of:=[.J33]&gt;[.K33]" office:value-type="string" office:string-value="" calcext:value-type="error">
            <text:p>#DIV/0!</text:p>
          </table:table-cell>
          <table:table-cell table:formula="of:=(1-[.K33]/[.J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340.374" calcext:value-type="float">
            <text:p>340.374</text:p>
          </table:table-cell>
          <table:table-cell table:formula="of:=SUM([$ra.C45:$ra.ZZ45]) / COUNT([$ra.C45:$ra.ZZ45])" office:value-type="string" office:string-value="" calcext:value-type="error">
            <text:p>#DIV/0!</text:p>
          </table:table-cell>
          <table:table-cell table:formula="of:=[.Q33]&gt;[.R33]" office:value-type="string" office:string-value="" calcext:value-type="error">
            <text:p>#DIV/0!</text:p>
          </table:table-cell>
          <table:table-cell table:formula="of:=(1-[.R33]/[.Q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194.334" calcext:value-type="float">
            <text:p>194.334</text:p>
          </table:table-cell>
          <table:table-cell table:formula="of:=SUM([$addvec.C32:$addvec.ZZ32]) / COUNT([$addvec.C32:$addvec.ZZ32])" office:value-type="string" office:string-value="" calcext:value-type="error">
            <text:p>#DIV/0!</text:p>
          </table:table-cell>
          <table:table-cell table:formula="of:=[.Z32]&gt;[.Y33]" office:value-type="string" office:string-value="" calcext:value-type="error">
            <text:p>#DIV/0!</text:p>
          </table:table-cell>
          <table:table-cell table:formula="of:=(1-[.Y33]/[.X3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1748.08333333333" calcext:value-type="float">
            <text:p>1748.08333333333</text:p>
          </table:table-cell>
          <table:table-cell table:formula="of:=SUM([$fdtd.C33:$fdtd.ZZ33]) / COUNT([$fdtd.C33:$fdtd.ZZ33])" office:value-type="string" office:string-value="" calcext:value-type="error">
            <text:p>#DIV/0!</text:p>
          </table:table-cell>
          <table:table-cell table:formula="of:=[.C34]&gt;[.D34]" office:value-type="string" office:string-value="" calcext:value-type="error">
            <text:p>#DIV/0!</text:p>
          </table:table-cell>
          <table:table-cell table:formula="of:=(1-[.D34]/[.C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41337" calcext:value-type="float">
            <text:p>41337</text:p>
          </table:table-cell>
          <table:table-cell table:formula="of:=SUM([$nw.C33:$nw.ZZ33]) / COUNT([$nw.C33:$nw.ZZ33])" office:value-type="string" office:string-value="" calcext:value-type="error">
            <text:p>#DIV/0!</text:p>
          </table:table-cell>
          <table:table-cell table:formula="of:=[.J34]&gt;[.K34]" office:value-type="string" office:string-value="" calcext:value-type="error">
            <text:p>#DIV/0!</text:p>
          </table:table-cell>
          <table:table-cell table:formula="of:=(1-[.K34]/[.J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691.979" calcext:value-type="float">
            <text:p>691.979</text:p>
          </table:table-cell>
          <table:table-cell table:formula="of:=SUM([$ra.C46:$ra.ZZ46]) / COUNT([$ra.C46:$ra.ZZ46])" office:value-type="string" office:string-value="" calcext:value-type="error">
            <text:p>#DIV/0!</text:p>
          </table:table-cell>
          <table:table-cell table:formula="of:=[.Q34]&gt;[.R34]" office:value-type="string" office:string-value="" calcext:value-type="error">
            <text:p>#DIV/0!</text:p>
          </table:table-cell>
          <table:table-cell table:formula="of:=(1-[.R34]/[.Q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19.801" calcext:value-type="float">
            <text:p>219.801</text:p>
          </table:table-cell>
          <table:table-cell table:formula="of:=SUM([$addvec.C33:$addvec.ZZ33]) / COUNT([$addvec.C33:$addvec.ZZ33])" office:value-type="string" office:string-value="" calcext:value-type="error">
            <text:p>#DIV/0!</text:p>
          </table:table-cell>
          <table:table-cell table:formula="of:=[.Z33]&gt;[.Y34]" office:value-type="string" office:string-value="" calcext:value-type="error">
            <text:p>#DIV/0!</text:p>
          </table:table-cell>
          <table:table-cell table:formula="of:=(1-[.Y34]/[.X3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1892.59666666667" calcext:value-type="float">
            <text:p>1892.59666666667</text:p>
          </table:table-cell>
          <table:table-cell table:formula="of:=SUM([$fdtd.C34:$fdtd.ZZ34]) / COUNT([$fdtd.C34:$fdtd.ZZ34])" office:value-type="string" office:string-value="" calcext:value-type="error">
            <text:p>#DIV/0!</text:p>
          </table:table-cell>
          <table:table-cell table:formula="of:=[.C35]&gt;[.D35]" office:value-type="string" office:string-value="" calcext:value-type="error">
            <text:p>#DIV/0!</text:p>
          </table:table-cell>
          <table:table-cell table:formula="of:=(1-[.D35]/[.C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77426.0333333333" calcext:value-type="float">
            <text:p>77426.0333333333</text:p>
          </table:table-cell>
          <table:table-cell table:formula="of:=SUM([$nw.C34:$nw.ZZ34]) / COUNT([$nw.C34:$nw.ZZ34])" office:value-type="string" office:string-value="" calcext:value-type="error">
            <text:p>#DIV/0!</text:p>
          </table:table-cell>
          <table:table-cell table:formula="of:=[.J35]&gt;[.K35]" office:value-type="string" office:string-value="" calcext:value-type="error">
            <text:p>#DIV/0!</text:p>
          </table:table-cell>
          <table:table-cell table:formula="of:=(1-[.K35]/[.J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342.90333333333" calcext:value-type="float">
            <text:p>1342.90333333333</text:p>
          </table:table-cell>
          <table:table-cell table:formula="of:=SUM([$ra.C47:$ra.ZZ47]) / COUNT([$ra.C47:$ra.ZZ47])" office:value-type="string" office:string-value="" calcext:value-type="error">
            <text:p>#DIV/0!</text:p>
          </table:table-cell>
          <table:table-cell table:formula="of:=[.Q35]&gt;[.R35]" office:value-type="string" office:string-value="" calcext:value-type="error">
            <text:p>#DIV/0!</text:p>
          </table:table-cell>
          <table:table-cell table:formula="of:=(1-[.R35]/[.Q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243.129666666667" calcext:value-type="float">
            <text:p>243.129666666667</text:p>
          </table:table-cell>
          <table:table-cell table:formula="of:=SUM([$addvec.C34:$addvec.ZZ34]) / COUNT([$addvec.C34:$addvec.ZZ34])" office:value-type="string" office:string-value="" calcext:value-type="error">
            <text:p>#DIV/0!</text:p>
          </table:table-cell>
          <table:table-cell table:formula="of:=[.Z34]&gt;[.Y35]" office:value-type="string" office:string-value="" calcext:value-type="error">
            <text:p>#DIV/0!</text:p>
          </table:table-cell>
          <table:table-cell table:formula="of:=(1-[.Y35]/[.X3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3858.02333333333" calcext:value-type="float">
            <text:p>3858.02333333333</text:p>
          </table:table-cell>
          <table:table-cell table:formula="of:=SUM([$fdtd.C35:$fdtd.ZZ35]) / COUNT([$fdtd.C35:$fdtd.ZZ35])" office:value-type="string" office:string-value="" calcext:value-type="error">
            <text:p>#DIV/0!</text:p>
          </table:table-cell>
          <table:table-cell table:formula="of:=[.C36]&gt;[.D36]" office:value-type="string" office:string-value="" calcext:value-type="error">
            <text:p>#DIV/0!</text:p>
          </table:table-cell>
          <table:table-cell table:formula="of:=(1-[.D36]/[.C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108916" calcext:value-type="float">
            <text:p>108916</text:p>
          </table:table-cell>
          <table:table-cell table:formula="of:=SUM([$nw.C35:$nw.ZZ35]) / COUNT([$nw.C35:$nw.ZZ35])" office:value-type="string" office:string-value="" calcext:value-type="error">
            <text:p>#DIV/0!</text:p>
          </table:table-cell>
          <table:table-cell table:formula="of:=[.J36]&gt;[.K36]" office:value-type="string" office:string-value="" calcext:value-type="error">
            <text:p>#DIV/0!</text:p>
          </table:table-cell>
          <table:table-cell table:formula="of:=(1-[.K36]/[.J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0373.5666666667" calcext:value-type="float">
            <text:p>10373.5666666667</text:p>
          </table:table-cell>
          <table:table-cell table:formula="of:=SUM([$ra.C48:$ra.ZZ48]) / COUNT([$ra.C48:$ra.ZZ48])" office:value-type="string" office:string-value="" calcext:value-type="error">
            <text:p>#DIV/0!</text:p>
          </table:table-cell>
          <table:table-cell table:formula="of:=[.Q36]&gt;[.R36]" office:value-type="string" office:string-value="" calcext:value-type="error">
            <text:p>#DIV/0!</text:p>
          </table:table-cell>
          <table:table-cell table:formula="of:=(1-[.R36]/[.Q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267.225" calcext:value-type="float">
            <text:p>267.225</text:p>
          </table:table-cell>
          <table:table-cell table:formula="of:=SUM([$addvec.C35:$addvec.ZZ35]) / COUNT([$addvec.C35:$addvec.ZZ35])" office:value-type="string" office:string-value="" calcext:value-type="error">
            <text:p>#DIV/0!</text:p>
          </table:table-cell>
          <table:table-cell table:formula="of:=[.Z35]&gt;[.Y36]" office:value-type="string" office:string-value="" calcext:value-type="error">
            <text:p>#DIV/0!</text:p>
          </table:table-cell>
          <table:table-cell table:formula="of:=(1-[.Y36]/[.X3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4014.22" calcext:value-type="float">
            <text:p>4014.22</text:p>
          </table:table-cell>
          <table:table-cell table:formula="of:=SUM([$fdtd.C36:$fdtd.ZZ36]) / COUNT([$fdtd.C36:$fdtd.ZZ36])" office:value-type="string" office:string-value="" calcext:value-type="error">
            <text:p>#DIV/0!</text:p>
          </table:table-cell>
          <table:table-cell table:formula="of:=[.C37]&gt;[.D37]" office:value-type="string" office:string-value="" calcext:value-type="error">
            <text:p>#DIV/0!</text:p>
          </table:table-cell>
          <table:table-cell table:formula="of:=(1-[.D37]/[.C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132666" calcext:value-type="float">
            <text:p>132666</text:p>
          </table:table-cell>
          <table:table-cell table:formula="of:=SUM([$nw.C36:$nw.ZZ36]) / COUNT([$nw.C36:$nw.ZZ36])" office:value-type="string" office:string-value="" calcext:value-type="error">
            <text:p>#DIV/0!</text:p>
          </table:table-cell>
          <table:table-cell table:formula="of:=[.J37]&gt;[.K37]" office:value-type="string" office:string-value="" calcext:value-type="error">
            <text:p>#DIV/0!</text:p>
          </table:table-cell>
          <table:table-cell table:formula="of:=(1-[.K37]/[.J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43086.2" calcext:value-type="float">
            <text:p>43086.2</text:p>
          </table:table-cell>
          <table:table-cell table:formula="of:=SUM([$ra.C49:$ra.ZZ49]) / COUNT([$ra.C49:$ra.ZZ49])" office:value-type="string" office:string-value="" calcext:value-type="error">
            <text:p>#DIV/0!</text:p>
          </table:table-cell>
          <table:table-cell table:formula="of:=[.Q37]&gt;[.R37]" office:value-type="string" office:string-value="" calcext:value-type="error">
            <text:p>#DIV/0!</text:p>
          </table:table-cell>
          <table:table-cell table:formula="of:=(1-[.R37]/[.Q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286.488333333333" calcext:value-type="float">
            <text:p>286.488333333333</text:p>
          </table:table-cell>
          <table:table-cell table:formula="of:=SUM([$addvec.C36:$addvec.ZZ36]) / COUNT([$addvec.C36:$addvec.ZZ36])" office:value-type="string" office:string-value="" calcext:value-type="error">
            <text:p>#DIV/0!</text:p>
          </table:table-cell>
          <table:table-cell table:formula="of:=[.Z36]&gt;[.Y37]" office:value-type="string" office:string-value="" calcext:value-type="error">
            <text:p>#DIV/0!</text:p>
          </table:table-cell>
          <table:table-cell table:formula="of:=(1-[.Y37]/[.X3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4255.49666666667" calcext:value-type="float">
            <text:p>4255.49666666667</text:p>
          </table:table-cell>
          <table:table-cell table:formula="of:=SUM([$fdtd.C37:$fdtd.ZZ37]) / COUNT([$fdtd.C37:$fdtd.ZZ37])" office:value-type="string" office:string-value="" calcext:value-type="error">
            <text:p>#DIV/0!</text:p>
          </table:table-cell>
          <table:table-cell table:formula="of:=[.C38]&gt;[.D38]" office:value-type="string" office:string-value="" calcext:value-type="error">
            <text:p>#DIV/0!</text:p>
          </table:table-cell>
          <table:table-cell table:formula="of:=(1-[.D38]/[.C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159775" calcext:value-type="float">
            <text:p>159775</text:p>
          </table:table-cell>
          <table:table-cell table:formula="of:=SUM([$nw.C37:$nw.ZZ37]) / COUNT([$nw.C37:$nw.ZZ37])" office:value-type="string" office:string-value="" calcext:value-type="error">
            <text:p>#DIV/0!</text:p>
          </table:table-cell>
          <table:table-cell table:formula="of:=[.J38]&gt;[.K38]" office:value-type="string" office:string-value="" calcext:value-type="error">
            <text:p>#DIV/0!</text:p>
          </table:table-cell>
          <table:table-cell table:formula="of:=(1-[.K38]/[.J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43663.3" calcext:value-type="float">
            <text:p>43663.3</text:p>
          </table:table-cell>
          <table:table-cell table:formula="of:=SUM([$ra.C50:$ra.ZZ50]) / COUNT([$ra.C50:$ra.ZZ50])" office:value-type="string" office:string-value="" calcext:value-type="error">
            <text:p>#DIV/0!</text:p>
          </table:table-cell>
          <table:table-cell table:formula="of:=[.Q38]&gt;[.R38]" office:value-type="string" office:string-value="" calcext:value-type="error">
            <text:p>#DIV/0!</text:p>
          </table:table-cell>
          <table:table-cell table:formula="of:=(1-[.R38]/[.Q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316.178666666667" calcext:value-type="float">
            <text:p>316.178666666667</text:p>
          </table:table-cell>
          <table:table-cell table:formula="of:=SUM([$addvec.C37:$addvec.ZZ37]) / COUNT([$addvec.C37:$addvec.ZZ37])" office:value-type="string" office:string-value="" calcext:value-type="error">
            <text:p>#DIV/0!</text:p>
          </table:table-cell>
          <table:table-cell table:formula="of:=[.Z37]&gt;[.Y38]" office:value-type="string" office:string-value="" calcext:value-type="error">
            <text:p>#DIV/0!</text:p>
          </table:table-cell>
          <table:table-cell table:formula="of:=(1-[.Y38]/[.X3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4576.14333333333" calcext:value-type="float">
            <text:p>4576.14333333333</text:p>
          </table:table-cell>
          <table:table-cell table:formula="of:=SUM([$fdtd.C38:$fdtd.ZZ38]) / COUNT([$fdtd.C38:$fdtd.ZZ38])" office:value-type="string" office:string-value="" calcext:value-type="error">
            <text:p>#DIV/0!</text:p>
          </table:table-cell>
          <table:table-cell table:formula="of:=[.C39]&gt;[.D39]" office:value-type="string" office:string-value="" calcext:value-type="error">
            <text:p>#DIV/0!</text:p>
          </table:table-cell>
          <table:table-cell table:formula="of:=(1-[.D39]/[.C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190643" calcext:value-type="float">
            <text:p>190643</text:p>
          </table:table-cell>
          <table:table-cell table:formula="of:=SUM([$nw.C38:$nw.ZZ38]) / COUNT([$nw.C38:$nw.ZZ38])" office:value-type="string" office:string-value="" calcext:value-type="error">
            <text:p>#DIV/0!</text:p>
          </table:table-cell>
          <table:table-cell table:formula="of:=[.J39]&gt;[.K39]" office:value-type="string" office:string-value="" calcext:value-type="error">
            <text:p>#DIV/0!</text:p>
          </table:table-cell>
          <table:table-cell table:formula="of:=(1-[.K39]/[.J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45691" calcext:value-type="float">
            <text:p>45691</text:p>
          </table:table-cell>
          <table:table-cell table:formula="of:=SUM([$ra.C51:$ra.ZZ51]) / COUNT([$ra.C51:$ra.ZZ51])" office:value-type="string" office:string-value="" calcext:value-type="error">
            <text:p>#DIV/0!</text:p>
          </table:table-cell>
          <table:table-cell table:formula="of:=[.Q39]&gt;[.R39]" office:value-type="string" office:string-value="" calcext:value-type="error">
            <text:p>#DIV/0!</text:p>
          </table:table-cell>
          <table:table-cell table:formula="of:=(1-[.R39]/[.Q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334.715666666667" calcext:value-type="float">
            <text:p>334.715666666667</text:p>
          </table:table-cell>
          <table:table-cell table:formula="of:=SUM([$addvec.C38:$addvec.ZZ38]) / COUNT([$addvec.C38:$addvec.ZZ38])" office:value-type="string" office:string-value="" calcext:value-type="error">
            <text:p>#DIV/0!</text:p>
          </table:table-cell>
          <table:table-cell table:formula="of:=[.Z38]&gt;[.Y39]" office:value-type="string" office:string-value="" calcext:value-type="error">
            <text:p>#DIV/0!</text:p>
          </table:table-cell>
          <table:table-cell table:formula="of:=(1-[.Y39]/[.X3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4890.11333333333" calcext:value-type="float">
            <text:p>4890.11333333333</text:p>
          </table:table-cell>
          <table:table-cell table:formula="of:=SUM([$fdtd.C39:$fdtd.ZZ39]) / COUNT([$fdtd.C39:$fdtd.ZZ39])" office:value-type="string" office:string-value="" calcext:value-type="error">
            <text:p>#DIV/0!</text:p>
          </table:table-cell>
          <table:table-cell table:formula="of:=[.C40]&gt;[.D40]" office:value-type="string" office:string-value="" calcext:value-type="error">
            <text:p>#DIV/0!</text:p>
          </table:table-cell>
          <table:table-cell table:formula="of:=(1-[.D40]/[.C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220042.666666667" calcext:value-type="float">
            <text:p>220042.666666667</text:p>
          </table:table-cell>
          <table:table-cell table:formula="of:=SUM([$nw.C39:$nw.ZZ39]) / COUNT([$nw.C39:$nw.ZZ39])" office:value-type="string" office:string-value="" calcext:value-type="error">
            <text:p>#DIV/0!</text:p>
          </table:table-cell>
          <table:table-cell table:formula="of:=[.J40]&gt;[.K40]" office:value-type="string" office:string-value="" calcext:value-type="error">
            <text:p>#DIV/0!</text:p>
          </table:table-cell>
          <table:table-cell table:formula="of:=(1-[.K40]/[.J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48990.1333333333" calcext:value-type="float">
            <text:p>48990.1333333333</text:p>
          </table:table-cell>
          <table:table-cell table:formula="of:=SUM([$ra.C52:$ra.ZZ52]) / COUNT([$ra.C52:$ra.ZZ52])" office:value-type="string" office:string-value="" calcext:value-type="error">
            <text:p>#DIV/0!</text:p>
          </table:table-cell>
          <table:table-cell table:formula="of:=[.Q40]&gt;[.R40]" office:value-type="string" office:string-value="" calcext:value-type="error">
            <text:p>#DIV/0!</text:p>
          </table:table-cell>
          <table:table-cell table:formula="of:=(1-[.R40]/[.Q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361.348666666667" calcext:value-type="float">
            <text:p>361.348666666667</text:p>
          </table:table-cell>
          <table:table-cell table:formula="of:=SUM([$addvec.C39:$addvec.ZZ39]) / COUNT([$addvec.C39:$addvec.ZZ39])" office:value-type="string" office:string-value="" calcext:value-type="error">
            <text:p>#DIV/0!</text:p>
          </table:table-cell>
          <table:table-cell table:formula="of:=[.Z39]&gt;[.Y40]" office:value-type="string" office:string-value="" calcext:value-type="error">
            <text:p>#DIV/0!</text:p>
          </table:table-cell>
          <table:table-cell table:formula="of:=(1-[.Y40]/[.X4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fdtd-van'.C40:$'fdtd-van'.ZZ40]) / COUNT([$'fdtd-van'.C40:$'fdtd-van'.ZZ40])" office:value-type="float" office:value="5063.94333333333" calcext:value-type="float">
            <text:p>5063.94333333333</text:p>
          </table:table-cell>
          <table:table-cell table:style-name="ce7" table:formula="of:=SUM([$fdtd.C40:$fdtd.ZZ40]) / COUNT([$fdtd.C40:$fdtd.ZZ40])" office:value-type="string" office:string-value="" calcext:value-type="error">
            <text:p>#DIV/0!</text:p>
          </table:table-cell>
          <table:table-cell table:style-name="ce11" table:formula="of:=[.C41]&gt;[.D41]" office:value-type="string" office:string-value="" calcext:value-type="error">
            <text:p>#DIV/0!</text:p>
          </table:table-cell>
          <table:table-cell table:style-name="ce15" table:formula="of:=(1-[.D41]/[.C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nw-van'.C40:$'nw-van'.ZZ40]) / COUNT([$'nw-van'.C40:$'nw-van'.ZZ40])" office:value-type="float" office:value="251343.666666667" calcext:value-type="float">
            <text:p>251343.666666667</text:p>
          </table:table-cell>
          <table:table-cell table:style-name="ce7" table:formula="of:=SUM([$nw.C40:$nw.ZZ40]) / COUNT([$nw.C40:$nw.ZZ40])" office:value-type="string" office:string-value="" calcext:value-type="error">
            <text:p>#DIV/0!</text:p>
          </table:table-cell>
          <table:table-cell table:style-name="ce11" table:formula="of:=[.J41]&gt;[.K41]" office:value-type="string" office:string-value="" calcext:value-type="error">
            <text:p>#DIV/0!</text:p>
          </table:table-cell>
          <table:table-cell table:style-name="ce15" table:formula="of:=(1-[.K41]/[.J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ra-van'.C40:$'ra-van'.ZZ40]) / COUNT([$'ra-van'.C40:$'ra-van'.ZZ40])" office:value-type="float" office:value="52668.7666666667" calcext:value-type="float">
            <text:p>52668.7666666667</text:p>
          </table:table-cell>
          <table:table-cell table:formula="of:=SUM([$ra.C53:$ra.ZZ53]) / COUNT([$ra.C53:$ra.ZZ53])" office:value-type="string" office:string-value="" calcext:value-type="error">
            <text:p>#DIV/0!</text:p>
          </table:table-cell>
          <table:table-cell table:style-name="ce11" table:formula="of:=[.Q41]&gt;[.R41]" office:value-type="string" office:string-value="" calcext:value-type="error">
            <text:p>#DIV/0!</text:p>
          </table:table-cell>
          <table:table-cell table:style-name="ce15" table:formula="of:=(1-[.R41]/[.Q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addvec-van'.C40:$'addvec-van'.ZZ40]) / COUNT([$'addvec-van'.C40:$'addvec-van'.ZZ40])" office:value-type="float" office:value="380.063333333333" calcext:value-type="float">
            <text:p>380.063333333333</text:p>
          </table:table-cell>
          <table:table-cell table:formula="of:=SUM([$addvec.C40:$addvec.ZZ40]) / COUNT([$addvec.C40:$addvec.ZZ40])" office:value-type="string" office:string-value="" calcext:value-type="error">
            <text:p>#DIV/0!</text:p>
          </table:table-cell>
          <table:table-cell table:style-name="ce11" table:formula="of:=[.Z40]&gt;[.Y41]" office:value-type="string" office:string-value="" calcext:value-type="error">
            <text:p>#DIV/0!</text:p>
          </table:table-cell>
          <table:table-cell table:style-name="ce15" table:formula="of:=(1-[.Y41]/[.X41])*100" office:value-type="string" office:string-value="" calcext:value-type="error">
            <text:p>#DIV/0!</text:p>
          </table:table-cell>
        </table:table-row>
      </table:table>
      <table:table table:name="fdtd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24867" calcext:value-type="float">
            <text:p>4.24867</text:p>
          </table:table-cell>
          <table:table-cell office:value-type="float" office:value="4.11702" calcext:value-type="float">
            <text:p>4.11702</text:p>
          </table:table-cell>
          <table:table-cell office:value-type="float" office:value="4.04675" calcext:value-type="float">
            <text:p>4.046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67955" calcext:value-type="float">
            <text:p>6.67955</text:p>
          </table:table-cell>
          <table:table-cell office:value-type="float" office:value="6.73997" calcext:value-type="float">
            <text:p>6.73997</text:p>
          </table:table-cell>
          <table:table-cell office:value-type="float" office:value="6.78912" calcext:value-type="float">
            <text:p>6.789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1612" calcext:value-type="float">
            <text:p>10.1612</text:p>
          </table:table-cell>
          <table:table-cell office:value-type="float" office:value="10.2535" calcext:value-type="float">
            <text:p>10.2535</text:p>
          </table:table-cell>
          <table:table-cell office:value-type="float" office:value="10.366" calcext:value-type="float">
            <text:p>10.3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.7724" calcext:value-type="float">
            <text:p>12.7724</text:p>
          </table:table-cell>
          <table:table-cell office:value-type="float" office:value="12.9087" calcext:value-type="float">
            <text:p>12.9087</text:p>
          </table:table-cell>
          <table:table-cell office:value-type="float" office:value="13.2209" calcext:value-type="float">
            <text:p>13.22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7604" calcext:value-type="float">
            <text:p>15.7604</text:p>
          </table:table-cell>
          <table:table-cell office:value-type="float" office:value="16.0681" calcext:value-type="float">
            <text:p>16.0681</text:p>
          </table:table-cell>
          <table:table-cell office:value-type="float" office:value="15.4132" calcext:value-type="float">
            <text:p>15.41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1752" calcext:value-type="float">
            <text:p>18.1752</text:p>
          </table:table-cell>
          <table:table-cell office:value-type="float" office:value="18.0572" calcext:value-type="float">
            <text:p>18.0572</text:p>
          </table:table-cell>
          <table:table-cell office:value-type="float" office:value="18.3849" calcext:value-type="float">
            <text:p>18.38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8766" calcext:value-type="float">
            <text:p>20.8766</text:p>
          </table:table-cell>
          <table:table-cell office:value-type="float" office:value="21.2101" calcext:value-type="float">
            <text:p>21.2101</text:p>
          </table:table-cell>
          <table:table-cell office:value-type="float" office:value="21.0278" calcext:value-type="float">
            <text:p>21.02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6107" calcext:value-type="float">
            <text:p>23.6107</text:p>
          </table:table-cell>
          <table:table-cell office:value-type="float" office:value="21.8726" calcext:value-type="float">
            <text:p>21.8726</text:p>
          </table:table-cell>
          <table:table-cell office:value-type="float" office:value="23.5981" calcext:value-type="float">
            <text:p>23.5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2728" calcext:value-type="float">
            <text:p>26.2728</text:p>
          </table:table-cell>
          <table:table-cell office:value-type="float" office:value="26.0956" calcext:value-type="float">
            <text:p>26.0956</text:p>
          </table:table-cell>
          <table:table-cell office:value-type="float" office:value="25.6748" calcext:value-type="float">
            <text:p>25.674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29.422" calcext:value-type="float">
            <text:p>129.422</text:p>
          </table:table-cell>
          <table:table-cell office:value-type="float" office:value="133.467" calcext:value-type="float">
            <text:p>133.467</text:p>
          </table:table-cell>
          <table:table-cell office:value-type="float" office:value="128.01" calcext:value-type="float">
            <text:p>128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43.812" calcext:value-type="float">
            <text:p>143.812</text:p>
          </table:table-cell>
          <table:table-cell office:value-type="float" office:value="143.863" calcext:value-type="float">
            <text:p>143.863</text:p>
          </table:table-cell>
          <table:table-cell office:value-type="float" office:value="146.17" calcext:value-type="float">
            <text:p>146.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1.07" calcext:value-type="float">
            <text:p>161.07</text:p>
          </table:table-cell>
          <table:table-cell office:value-type="float" office:value="156.748" calcext:value-type="float">
            <text:p>156.748</text:p>
          </table:table-cell>
          <table:table-cell office:value-type="float" office:value="163.847" calcext:value-type="float">
            <text:p>163.8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9.451" calcext:value-type="float">
            <text:p>169.451</text:p>
          </table:table-cell>
          <table:table-cell office:value-type="float" office:value="171.109" calcext:value-type="float">
            <text:p>171.109</text:p>
          </table:table-cell>
          <table:table-cell office:value-type="float" office:value="181.432" calcext:value-type="float">
            <text:p>181.4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72.226" calcext:value-type="float">
            <text:p>272.226</text:p>
          </table:table-cell>
          <table:table-cell office:value-type="float" office:value="263.968" calcext:value-type="float">
            <text:p>263.968</text:p>
          </table:table-cell>
          <table:table-cell office:value-type="float" office:value="384.934" calcext:value-type="float">
            <text:p>384.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7.897" calcext:value-type="float">
            <text:p>407.897</text:p>
          </table:table-cell>
          <table:table-cell office:value-type="float" office:value="406.682" calcext:value-type="float">
            <text:p>406.682</text:p>
          </table:table-cell>
          <table:table-cell office:value-type="float" office:value="407.383" calcext:value-type="float">
            <text:p>407.3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99.572" calcext:value-type="float">
            <text:p>399.572</text:p>
          </table:table-cell>
          <table:table-cell office:value-type="float" office:value="433.769" calcext:value-type="float">
            <text:p>433.769</text:p>
          </table:table-cell>
          <table:table-cell office:value-type="float" office:value="433.353" calcext:value-type="float">
            <text:p>433.3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60.837" calcext:value-type="float">
            <text:p>460.837</text:p>
          </table:table-cell>
          <table:table-cell office:value-type="float" office:value="478.305" calcext:value-type="float">
            <text:p>478.305</text:p>
          </table:table-cell>
          <table:table-cell office:value-type="float" office:value="461.2" calcext:value-type="float">
            <text:p>461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9.133" calcext:value-type="float">
            <text:p>489.133</text:p>
          </table:table-cell>
          <table:table-cell office:value-type="float" office:value="489.009" calcext:value-type="float">
            <text:p>489.009</text:p>
          </table:table-cell>
          <table:table-cell office:value-type="float" office:value="479.397" calcext:value-type="float">
            <text:p>479.3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13.936" calcext:value-type="float">
            <text:p>513.936</text:p>
          </table:table-cell>
          <table:table-cell office:value-type="float" office:value="513.833" calcext:value-type="float">
            <text:p>513.833</text:p>
          </table:table-cell>
          <table:table-cell office:value-type="float" office:value="514.616" calcext:value-type="float">
            <text:p>514.6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43.003" calcext:value-type="float">
            <text:p>543.003</text:p>
          </table:table-cell>
          <table:table-cell office:value-type="float" office:value="524.315" calcext:value-type="float">
            <text:p>524.315</text:p>
          </table:table-cell>
          <table:table-cell office:value-type="float" office:value="542.817" calcext:value-type="float">
            <text:p>542.8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6.9414" calcext:value-type="float">
            <text:p>26.9414</text:p>
          </table:table-cell>
          <table:table-cell office:value-type="float" office:value="28.7604" calcext:value-type="float">
            <text:p>28.7604</text:p>
          </table:table-cell>
          <table:table-cell office:value-type="float" office:value="28.621" calcext:value-type="float">
            <text:p>28.6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7.3778" calcext:value-type="float">
            <text:p>57.3778</text:p>
          </table:table-cell>
          <table:table-cell office:value-type="float" office:value="56.9448" calcext:value-type="float">
            <text:p>56.9448</text:p>
          </table:table-cell>
          <table:table-cell office:value-type="float" office:value="57.3707" calcext:value-type="float">
            <text:p>57.37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1.1688" calcext:value-type="float">
            <text:p>81.1688</text:p>
          </table:table-cell>
          <table:table-cell office:value-type="float" office:value="80.6636" calcext:value-type="float">
            <text:p>80.6636</text:p>
          </table:table-cell>
          <table:table-cell office:value-type="float" office:value="82.4822" calcext:value-type="float">
            <text:p>82.4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9.454" calcext:value-type="float">
            <text:p>109.454</text:p>
          </table:table-cell>
          <table:table-cell office:value-type="float" office:value="109.775" calcext:value-type="float">
            <text:p>109.775</text:p>
          </table:table-cell>
          <table:table-cell office:value-type="float" office:value="110.537" calcext:value-type="float">
            <text:p>110.5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298" calcext:value-type="float">
            <text:p>137.298</text:p>
          </table:table-cell>
          <table:table-cell office:value-type="float" office:value="136.926" calcext:value-type="float">
            <text:p>136.926</text:p>
          </table:table-cell>
          <table:table-cell office:value-type="float" office:value="129.696" calcext:value-type="float">
            <text:p>129.6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66.468" calcext:value-type="float">
            <text:p>166.468</text:p>
          </table:table-cell>
          <table:table-cell office:value-type="float" office:value="162.359" calcext:value-type="float">
            <text:p>162.359</text:p>
          </table:table-cell>
          <table:table-cell office:value-type="float" office:value="165.319" calcext:value-type="float">
            <text:p>165.3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437" calcext:value-type="float">
            <text:p>190.437</text:p>
          </table:table-cell>
          <table:table-cell office:value-type="float" office:value="190.522" calcext:value-type="float">
            <text:p>190.522</text:p>
          </table:table-cell>
          <table:table-cell office:value-type="float" office:value="190.526" calcext:value-type="float">
            <text:p>190.5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213" calcext:value-type="float">
            <text:p>214.213</text:p>
          </table:table-cell>
          <table:table-cell office:value-type="float" office:value="214.871" calcext:value-type="float">
            <text:p>214.871</text:p>
          </table:table-cell>
          <table:table-cell office:value-type="float" office:value="213.347" calcext:value-type="float">
            <text:p>213.3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057" calcext:value-type="float">
            <text:p>244.057</text:p>
          </table:table-cell>
          <table:table-cell office:value-type="float" office:value="244.371" calcext:value-type="float">
            <text:p>244.371</text:p>
          </table:table-cell>
          <table:table-cell office:value-type="float" office:value="245.695" calcext:value-type="float">
            <text:p>245.69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326.73" calcext:value-type="float">
            <text:p>1326.73</text:p>
          </table:table-cell>
          <table:table-cell office:value-type="float" office:value="1328.46" calcext:value-type="float">
            <text:p>1328.4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1474.34" calcext:value-type="float">
            <text:p>1474.34</text:p>
          </table:table-cell>
          <table:table-cell office:value-type="float" office:value="1476.94" calcext:value-type="float">
            <text:p>1476.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561.81" calcext:value-type="float">
            <text:p>1561.81</text:p>
          </table:table-cell>
          <table:table-cell office:value-type="float" office:value="1488.59" calcext:value-type="float">
            <text:p>1488.59</text:p>
          </table:table-cell>
          <table:table-cell office:value-type="float" office:value="1571.61" calcext:value-type="float">
            <text:p>1571.6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750.12" calcext:value-type="float">
            <text:p>1750.12</text:p>
          </table:table-cell>
          <table:table-cell office:value-type="float" office:value="1750.24" calcext:value-type="float">
            <text:p>1750.24</text:p>
          </table:table-cell>
          <table:table-cell office:value-type="float" office:value="1743.89" calcext:value-type="float">
            <text:p>1743.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890.02" calcext:value-type="float">
            <text:p>1890.02</text:p>
          </table:table-cell>
          <table:table-cell office:value-type="float" office:value="1891.99" calcext:value-type="float">
            <text:p>1891.99</text:p>
          </table:table-cell>
          <table:table-cell office:value-type="float" office:value="1895.78" calcext:value-type="float">
            <text:p>1895.7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855.7" calcext:value-type="float">
            <text:p>3855.7</text:p>
          </table:table-cell>
          <table:table-cell office:value-type="float" office:value="3855.3" calcext:value-type="float">
            <text:p>3855.3</text:p>
          </table:table-cell>
          <table:table-cell office:value-type="float" office:value="3863.07" calcext:value-type="float">
            <text:p>3863.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3877.72" calcext:value-type="float">
            <text:p>3877.72</text:p>
          </table:table-cell>
          <table:table-cell office:value-type="float" office:value="4082.84" calcext:value-type="float">
            <text:p>4082.84</text:p>
          </table:table-cell>
          <table:table-cell office:value-type="float" office:value="4082.1" calcext:value-type="float">
            <text:p>4082.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95.15" calcext:value-type="float">
            <text:p>4395.15</text:p>
          </table:table-cell>
          <table:table-cell office:value-type="float" office:value="4195.26" calcext:value-type="float">
            <text:p>4195.26</text:p>
          </table:table-cell>
          <table:table-cell office:value-type="float" office:value="4176.08" calcext:value-type="float">
            <text:p>4176.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39.87" calcext:value-type="float">
            <text:p>4639.87</text:p>
          </table:table-cell>
          <table:table-cell office:value-type="float" office:value="4438.59" calcext:value-type="float">
            <text:p>4438.59</text:p>
          </table:table-cell>
          <table:table-cell office:value-type="float" office:value="4649.97" calcext:value-type="float">
            <text:p>4649.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894.32" calcext:value-type="float">
            <text:p>4894.32</text:p>
          </table:table-cell>
          <table:table-cell office:value-type="float" office:value="4858.97" calcext:value-type="float">
            <text:p>4858.97</text:p>
          </table:table-cell>
          <table:table-cell office:value-type="float" office:value="4917.05" calcext:value-type="float">
            <text:p>4917.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109.42" calcext:value-type="float">
            <text:p>5109.42</text:p>
          </table:table-cell>
          <table:table-cell office:value-type="float" office:value="5147.88" calcext:value-type="float">
            <text:p>5147.88</text:p>
          </table:table-cell>
          <table:table-cell office:value-type="float" office:value="4934.53" calcext:value-type="float">
            <text:p>4934.53</text:p>
          </table:table-cell>
        </table:table-row>
      </table:table>
      <table:table table:name="nw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822" calcext:value-type="float">
            <text:p>3.38822</text:p>
          </table:table-cell>
          <table:table-cell office:value-type="float" office:value="3.18067" calcext:value-type="float">
            <text:p>3.18067</text:p>
          </table:table-cell>
          <table:table-cell office:value-type="float" office:value="3.62906" calcext:value-type="float">
            <text:p>3.629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41597" calcext:value-type="float">
            <text:p>5.41597</text:p>
          </table:table-cell>
          <table:table-cell office:value-type="float" office:value="5.7601" calcext:value-type="float">
            <text:p>5.7601</text:p>
          </table:table-cell>
          <table:table-cell office:value-type="float" office:value="5.90278" calcext:value-type="float">
            <text:p>5.902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.08243" calcext:value-type="float">
            <text:p>8.08243</text:p>
          </table:table-cell>
          <table:table-cell office:value-type="float" office:value="8.10598" calcext:value-type="float">
            <text:p>8.10598</text:p>
          </table:table-cell>
          <table:table-cell office:value-type="float" office:value="8.19027" calcext:value-type="float">
            <text:p>8.190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.239" calcext:value-type="float">
            <text:p>10.239</text:p>
          </table:table-cell>
          <table:table-cell office:value-type="float" office:value="10.1206" calcext:value-type="float">
            <text:p>10.1206</text:p>
          </table:table-cell>
          <table:table-cell office:value-type="float" office:value="9.23043" calcext:value-type="float">
            <text:p>9.23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.9614" calcext:value-type="float">
            <text:p>11.9614</text:p>
          </table:table-cell>
          <table:table-cell office:value-type="float" office:value="12.1031" calcext:value-type="float">
            <text:p>12.1031</text:p>
          </table:table-cell>
          <table:table-cell office:value-type="float" office:value="12.4109" calcext:value-type="float">
            <text:p>12.41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.1456" calcext:value-type="float">
            <text:p>14.1456</text:p>
          </table:table-cell>
          <table:table-cell office:value-type="float" office:value="13.7124" calcext:value-type="float">
            <text:p>13.7124</text:p>
          </table:table-cell>
          <table:table-cell office:value-type="float" office:value="13.0376" calcext:value-type="float">
            <text:p>13.03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.2786" calcext:value-type="float">
            <text:p>16.2786</text:p>
          </table:table-cell>
          <table:table-cell office:value-type="float" office:value="15.0733" calcext:value-type="float">
            <text:p>15.0733</text:p>
          </table:table-cell>
          <table:table-cell office:value-type="float" office:value="14.9361" calcext:value-type="float">
            <text:p>14.9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7.28" calcext:value-type="float">
            <text:p>17.28</text:p>
          </table:table-cell>
          <table:table-cell office:value-type="float" office:value="17.6599" calcext:value-type="float">
            <text:p>17.6599</text:p>
          </table:table-cell>
          <table:table-cell office:value-type="float" office:value="16.6995" calcext:value-type="float">
            <text:p>16.69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.4854" calcext:value-type="float">
            <text:p>18.4854</text:p>
          </table:table-cell>
          <table:table-cell office:value-type="float" office:value="18.1382" calcext:value-type="float">
            <text:p>18.1382</text:p>
          </table:table-cell>
          <table:table-cell office:value-type="float" office:value="19.645" calcext:value-type="float">
            <text:p>19.64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2.342" calcext:value-type="float">
            <text:p>172.342</text:p>
          </table:table-cell>
          <table:table-cell office:value-type="float" office:value="186.956" calcext:value-type="float">
            <text:p>186.956</text:p>
          </table:table-cell>
          <table:table-cell office:value-type="float" office:value="80.9748" calcext:value-type="float">
            <text:p>80.97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37.33" calcext:value-type="float">
            <text:p>1037.33</text:p>
          </table:table-cell>
          <table:table-cell office:value-type="float" office:value="962.051" calcext:value-type="float">
            <text:p>962.051</text:p>
          </table:table-cell>
          <table:table-cell office:value-type="float" office:value="862.671" calcext:value-type="float">
            <text:p>862.6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01.99" calcext:value-type="float">
            <text:p>1801.99</text:p>
          </table:table-cell>
          <table:table-cell office:value-type="float" office:value="1776.08" calcext:value-type="float">
            <text:p>1776.08</text:p>
          </table:table-cell>
          <table:table-cell office:value-type="float" office:value="1754.38" calcext:value-type="float">
            <text:p>1754.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717.15" calcext:value-type="float">
            <text:p>2717.15</text:p>
          </table:table-cell>
          <table:table-cell office:value-type="float" office:value="2908.73" calcext:value-type="float">
            <text:p>2908.73</text:p>
          </table:table-cell>
          <table:table-cell office:value-type="float" office:value="2812.63" calcext:value-type="float">
            <text:p>2812.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66.6" calcext:value-type="float">
            <text:p>3766.6</text:p>
          </table:table-cell>
          <table:table-cell office:value-type="float" office:value="3686" calcext:value-type="float">
            <text:p>3686</text:p>
          </table:table-cell>
          <table:table-cell office:value-type="float" office:value="3466.12" calcext:value-type="float">
            <text:p>3466.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10.02" calcext:value-type="float">
            <text:p>5010.02</text:p>
          </table:table-cell>
          <table:table-cell office:value-type="float" office:value="4848.37" calcext:value-type="float">
            <text:p>4848.37</text:p>
          </table:table-cell>
          <table:table-cell office:value-type="float" office:value="4691.3" calcext:value-type="float">
            <text:p>4691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779.92" calcext:value-type="float">
            <text:p>5779.92</text:p>
          </table:table-cell>
          <table:table-cell office:value-type="float" office:value="5920.96" calcext:value-type="float">
            <text:p>5920.96</text:p>
          </table:table-cell>
          <table:table-cell office:value-type="float" office:value="5953.26" calcext:value-type="float">
            <text:p>5953.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529.12" calcext:value-type="float">
            <text:p>7529.12</text:p>
          </table:table-cell>
          <table:table-cell office:value-type="float" office:value="7327.27" calcext:value-type="float">
            <text:p>7327.27</text:p>
          </table:table-cell>
          <table:table-cell office:value-type="float" office:value="7529.26" calcext:value-type="float">
            <text:p>7529.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046.27" calcext:value-type="float">
            <text:p>9046.27</text:p>
          </table:table-cell>
          <table:table-cell office:value-type="float" office:value="8948.79" calcext:value-type="float">
            <text:p>8948.79</text:p>
          </table:table-cell>
          <table:table-cell office:value-type="float" office:value="9113.11" calcext:value-type="float">
            <text:p>9113.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0853" calcext:value-type="float">
            <text:p>10853</text:p>
          </table:table-cell>
          <table:table-cell office:value-type="float" office:value="10822.8" calcext:value-type="float">
            <text:p>10822.8</text:p>
          </table:table-cell>
          <table:table-cell office:value-type="float" office:value="10940.3" calcext:value-type="float">
            <text:p>10940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086.8" calcext:value-type="float">
            <text:p>13086.8</text:p>
          </table:table-cell>
          <table:table-cell office:value-type="float" office:value="13093.3" calcext:value-type="float">
            <text:p>13093.3</text:p>
          </table:table-cell>
          <table:table-cell office:value-type="float" office:value="13109.8" calcext:value-type="float">
            <text:p>1310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0488" calcext:value-type="float">
            <text:p>22.0488</text:p>
          </table:table-cell>
          <table:table-cell office:value-type="float" office:value="21.3893" calcext:value-type="float">
            <text:p>21.3893</text:p>
          </table:table-cell>
          <table:table-cell office:value-type="float" office:value="21.8865" calcext:value-type="float">
            <text:p>21.88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5" calcext:value-type="float">
            <text:p>41.5</text:p>
          </table:table-cell>
          <table:table-cell office:value-type="float" office:value="40.7429" calcext:value-type="float">
            <text:p>40.7429</text:p>
          </table:table-cell>
          <table:table-cell office:value-type="float" office:value="40.364" calcext:value-type="float">
            <text:p>40.3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0.6392" calcext:value-type="float">
            <text:p>60.6392</text:p>
          </table:table-cell>
          <table:table-cell office:value-type="float" office:value="57.2652" calcext:value-type="float">
            <text:p>57.2652</text:p>
          </table:table-cell>
          <table:table-cell office:value-type="float" office:value="60.915" calcext:value-type="float">
            <text:p>60.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4.5739" calcext:value-type="float">
            <text:p>74.5739</text:p>
          </table:table-cell>
          <table:table-cell office:value-type="float" office:value="74.6088" calcext:value-type="float">
            <text:p>74.6088</text:p>
          </table:table-cell>
          <table:table-cell office:value-type="float" office:value="77.2896" calcext:value-type="float">
            <text:p>77.2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6.0629" calcext:value-type="float">
            <text:p>96.0629</text:p>
          </table:table-cell>
          <table:table-cell office:value-type="float" office:value="91.8682" calcext:value-type="float">
            <text:p>91.8682</text:p>
          </table:table-cell>
          <table:table-cell office:value-type="float" office:value="91.5584" calcext:value-type="float">
            <text:p>91.55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3.536" calcext:value-type="float">
            <text:p>113.536</text:p>
          </table:table-cell>
          <table:table-cell office:value-type="float" office:value="110.678" calcext:value-type="float">
            <text:p>110.678</text:p>
          </table:table-cell>
          <table:table-cell office:value-type="float" office:value="108.088" calcext:value-type="float">
            <text:p>108.0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919" calcext:value-type="float">
            <text:p>126.919</text:p>
          </table:table-cell>
          <table:table-cell office:value-type="float" office:value="128.566" calcext:value-type="float">
            <text:p>128.566</text:p>
          </table:table-cell>
          <table:table-cell office:value-type="float" office:value="134.168" calcext:value-type="float">
            <text:p>134.1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3.159" calcext:value-type="float">
            <text:p>143.159</text:p>
          </table:table-cell>
          <table:table-cell office:value-type="float" office:value="147.167" calcext:value-type="float">
            <text:p>147.167</text:p>
          </table:table-cell>
          <table:table-cell office:value-type="float" office:value="146.94" calcext:value-type="float">
            <text:p>146.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65.656" calcext:value-type="float">
            <text:p>165.656</text:p>
          </table:table-cell>
          <table:table-cell office:value-type="float" office:value="157.413" calcext:value-type="float">
            <text:p>157.413</text:p>
          </table:table-cell>
          <table:table-cell office:value-type="float" office:value="162.21" calcext:value-type="float">
            <text:p>162.2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82.938" calcext:value-type="float">
            <text:p>382.938</text:p>
          </table:table-cell>
          <table:table-cell office:value-type="float" office:value="374.119" calcext:value-type="float">
            <text:p>374.119</text:p>
          </table:table-cell>
          <table:table-cell office:value-type="float" office:value="375.87" calcext:value-type="float">
            <text:p>375.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584.08" calcext:value-type="float">
            <text:p>6584.08</text:p>
          </table:table-cell>
          <table:table-cell office:value-type="float" office:value="5344.25" calcext:value-type="float">
            <text:p>5344.25</text:p>
          </table:table-cell>
          <table:table-cell office:value-type="float" office:value="5308.91" calcext:value-type="float">
            <text:p>5308.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223.8" calcext:value-type="float">
            <text:p>20223.8</text:p>
          </table:table-cell>
          <table:table-cell office:value-type="float" office:value="20294.4" calcext:value-type="float">
            <text:p>20294.4</text:p>
          </table:table-cell>
          <table:table-cell office:value-type="float" office:value="20245" calcext:value-type="float">
            <text:p>202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2850" calcext:value-type="float">
            <text:p>32850</text:p>
          </table:table-cell>
          <table:table-cell office:value-type="float" office:value="33431.4" calcext:value-type="float">
            <text:p>33431.4</text:p>
          </table:table-cell>
          <table:table-cell office:value-type="float" office:value="57729.6" calcext:value-type="float">
            <text:p>57729.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74382" calcext:value-type="float">
            <text:p>74382</text:p>
          </table:table-cell>
          <table:table-cell office:value-type="float" office:value="78292.3" calcext:value-type="float">
            <text:p>78292.3</text:p>
          </table:table-cell>
          <table:table-cell office:value-type="float" office:value="79603.8" calcext:value-type="float">
            <text:p>79603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0286" calcext:value-type="float">
            <text:p>110286</text:p>
          </table:table-cell>
          <table:table-cell office:value-type="float" office:value="103762" calcext:value-type="float">
            <text:p>103762</text:p>
          </table:table-cell>
          <table:table-cell office:value-type="float" office:value="112700" calcext:value-type="float">
            <text:p>1127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34223" calcext:value-type="float">
            <text:p>134223</text:p>
          </table:table-cell>
          <table:table-cell office:value-type="float" office:value="134038" calcext:value-type="float">
            <text:p>134038</text:p>
          </table:table-cell>
          <table:table-cell office:value-type="float" office:value="129737" calcext:value-type="float">
            <text:p>1297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1871" calcext:value-type="float">
            <text:p>161871</text:p>
          </table:table-cell>
          <table:table-cell office:value-type="float" office:value="158251" calcext:value-type="float">
            <text:p>158251</text:p>
          </table:table-cell>
          <table:table-cell office:value-type="float" office:value="159203" calcext:value-type="float">
            <text:p>1592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0107" calcext:value-type="float">
            <text:p>190107</text:p>
          </table:table-cell>
          <table:table-cell office:value-type="float" office:value="192130" calcext:value-type="float">
            <text:p>192130</text:p>
          </table:table-cell>
          <table:table-cell office:value-type="float" office:value="189692" calcext:value-type="float">
            <text:p>1896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403" calcext:value-type="float">
            <text:p>220403</text:p>
          </table:table-cell>
          <table:table-cell office:value-type="float" office:value="221413" calcext:value-type="float">
            <text:p>221413</text:p>
          </table:table-cell>
          <table:table-cell office:value-type="float" office:value="218312" calcext:value-type="float">
            <text:p>218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3016" calcext:value-type="float">
            <text:p>253016</text:p>
          </table:table-cell>
          <table:table-cell office:value-type="float" office:value="251932" calcext:value-type="float">
            <text:p>251932</text:p>
          </table:table-cell>
          <table:table-cell office:value-type="float" office:value="249083" calcext:value-type="float">
            <text:p>249083</text:p>
          </table:table-cell>
        </table:table-row>
      </table:table>
      <table:table table:name="ra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95283" calcext:value-type="float">
            <text:p>1.95283</text:p>
          </table:table-cell>
          <table:table-cell office:value-type="float" office:value="1.94355" calcext:value-type="float">
            <text:p>1.94355</text:p>
          </table:table-cell>
          <table:table-cell office:value-type="float" office:value="1.74739" calcext:value-type="float">
            <text:p>1.747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19283" calcext:value-type="float">
            <text:p>3.19283</text:p>
          </table:table-cell>
          <table:table-cell office:value-type="float" office:value="2.93638" calcext:value-type="float">
            <text:p>2.93638</text:p>
          </table:table-cell>
          <table:table-cell office:value-type="float" office:value="3.49696" calcext:value-type="float">
            <text:p>3.49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.22502" calcext:value-type="float">
            <text:p>4.22502</text:p>
          </table:table-cell>
          <table:table-cell office:value-type="float" office:value="4.19165" calcext:value-type="float">
            <text:p>4.19165</text:p>
          </table:table-cell>
          <table:table-cell office:value-type="float" office:value="4.10845" calcext:value-type="float">
            <text:p>4.10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83443" calcext:value-type="float">
            <text:p>4.83443</text:p>
          </table:table-cell>
          <table:table-cell office:value-type="float" office:value="5.21542" calcext:value-type="float">
            <text:p>5.21542</text:p>
          </table:table-cell>
          <table:table-cell office:value-type="float" office:value="5.15824" calcext:value-type="float">
            <text:p>5.158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.20134" calcext:value-type="float">
            <text:p>6.20134</text:p>
          </table:table-cell>
          <table:table-cell office:value-type="float" office:value="6.03648" calcext:value-type="float">
            <text:p>6.03648</text:p>
          </table:table-cell>
          <table:table-cell office:value-type="float" office:value="5.972" calcext:value-type="float">
            <text:p>5.9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.61101" calcext:value-type="float">
            <text:p>6.61101</text:p>
          </table:table-cell>
          <table:table-cell office:value-type="float" office:value="6.98186" calcext:value-type="float">
            <text:p>6.98186</text:p>
          </table:table-cell>
          <table:table-cell office:value-type="float" office:value="6.87866" calcext:value-type="float">
            <text:p>6.878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14426" calcext:value-type="float">
            <text:p>8.14426</text:p>
          </table:table-cell>
          <table:table-cell office:value-type="float" office:value="7.65645" calcext:value-type="float">
            <text:p>7.65645</text:p>
          </table:table-cell>
          <table:table-cell office:value-type="float" office:value="8.15834" calcext:value-type="float">
            <text:p>8.158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.43226" calcext:value-type="float">
            <text:p>9.43226</text:p>
          </table:table-cell>
          <table:table-cell office:value-type="float" office:value="8.96125" calcext:value-type="float">
            <text:p>8.96125</text:p>
          </table:table-cell>
          <table:table-cell office:value-type="float" office:value="9.33526" calcext:value-type="float">
            <text:p>9.335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.4008" calcext:value-type="float">
            <text:p>10.4008</text:p>
          </table:table-cell>
          <table:table-cell office:value-type="float" office:value="10.6214" calcext:value-type="float">
            <text:p>10.6214</text:p>
          </table:table-cell>
          <table:table-cell office:value-type="float" office:value="10.3529" calcext:value-type="float">
            <text:p>10.35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2267" calcext:value-type="float">
            <text:p>26.2267</text:p>
          </table:table-cell>
          <table:table-cell office:value-type="float" office:value="26.1929" calcext:value-type="float">
            <text:p>26.1929</text:p>
          </table:table-cell>
          <table:table-cell office:value-type="float" office:value="26.4172" calcext:value-type="float">
            <text:p>26.41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8437" calcext:value-type="float">
            <text:p>29.8437</text:p>
          </table:table-cell>
          <table:table-cell office:value-type="float" office:value="30.2133" calcext:value-type="float">
            <text:p>30.2133</text:p>
          </table:table-cell>
          <table:table-cell office:value-type="float" office:value="30.5041" calcext:value-type="float">
            <text:p>30.50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8.4588" calcext:value-type="float">
            <text:p>48.4588</text:p>
          </table:table-cell>
          <table:table-cell office:value-type="float" office:value="48.2212" calcext:value-type="float">
            <text:p>48.2212</text:p>
          </table:table-cell>
          <table:table-cell office:value-type="float" office:value="50.325" calcext:value-type="float">
            <text:p>50.3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1.564" calcext:value-type="float">
            <text:p>91.564</text:p>
          </table:table-cell>
          <table:table-cell office:value-type="float" office:value="91.5784" calcext:value-type="float">
            <text:p>91.5784</text:p>
          </table:table-cell>
          <table:table-cell office:value-type="float" office:value="120.49" calcext:value-type="float">
            <text:p>120.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95.65" calcext:value-type="float">
            <text:p>295.65</text:p>
          </table:table-cell>
          <table:table-cell office:value-type="float" office:value="301.578" calcext:value-type="float">
            <text:p>301.578</text:p>
          </table:table-cell>
          <table:table-cell office:value-type="float" office:value="589.19" calcext:value-type="float">
            <text:p>589.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472.61" calcext:value-type="float">
            <text:p>2472.61</text:p>
          </table:table-cell>
          <table:table-cell office:value-type="float" office:value="2475.59" calcext:value-type="float">
            <text:p>2475.59</text:p>
          </table:table-cell>
          <table:table-cell office:value-type="float" office:value="3314.41" calcext:value-type="float">
            <text:p>3314.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882.17" calcext:value-type="float">
            <text:p>3882.17</text:p>
          </table:table-cell>
          <table:table-cell office:value-type="float" office:value="3889.15" calcext:value-type="float">
            <text:p>3889.15</text:p>
          </table:table-cell>
          <table:table-cell office:value-type="float" office:value="3800.3" calcext:value-type="float">
            <text:p>3800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021.68" calcext:value-type="float">
            <text:p>4021.68</text:p>
          </table:table-cell>
          <table:table-cell office:value-type="float" office:value="4035.68" calcext:value-type="float">
            <text:p>4035.68</text:p>
          </table:table-cell>
          <table:table-cell office:value-type="float" office:value="4025.11" calcext:value-type="float">
            <text:p>4025.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314.84" calcext:value-type="float">
            <text:p>4314.84</text:p>
          </table:table-cell>
          <table:table-cell office:value-type="float" office:value="4329.28" calcext:value-type="float">
            <text:p>4329.28</text:p>
          </table:table-cell>
          <table:table-cell office:value-type="float" office:value="4307.52" calcext:value-type="float">
            <text:p>4307.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4650.69" calcext:value-type="float">
            <text:p>4650.69</text:p>
          </table:table-cell>
          <table:table-cell office:value-type="float" office:value="4652.41" calcext:value-type="float">
            <text:p>4652.41</text:p>
          </table:table-cell>
          <table:table-cell office:value-type="float" office:value="4645.23" calcext:value-type="float">
            <text:p>4645.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104.64" calcext:value-type="float">
            <text:p>5104.64</text:p>
          </table:table-cell>
          <table:table-cell office:value-type="float" office:value="5108.34" calcext:value-type="float">
            <text:p>5108.34</text:p>
          </table:table-cell>
          <table:table-cell office:value-type="float" office:value="5073.86" calcext:value-type="float">
            <text:p>5073.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.8872" calcext:value-type="float">
            <text:p>10.8872</text:p>
          </table:table-cell>
          <table:table-cell office:value-type="float" office:value="11.751" calcext:value-type="float">
            <text:p>11.751</text:p>
          </table:table-cell>
          <table:table-cell office:value-type="float" office:value="11.7404" calcext:value-type="float">
            <text:p>11.74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3.594" calcext:value-type="float">
            <text:p>23.594</text:p>
          </table:table-cell>
          <table:table-cell office:value-type="float" office:value="22.0139" calcext:value-type="float">
            <text:p>22.0139</text:p>
          </table:table-cell>
          <table:table-cell office:value-type="float" office:value="21.2255" calcext:value-type="float">
            <text:p>21.22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3.4198" calcext:value-type="float">
            <text:p>33.4198</text:p>
          </table:table-cell>
          <table:table-cell office:value-type="float" office:value="31.4022" calcext:value-type="float">
            <text:p>31.4022</text:p>
          </table:table-cell>
          <table:table-cell office:value-type="float" office:value="34.1765" calcext:value-type="float">
            <text:p>34.17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2.2507" calcext:value-type="float">
            <text:p>42.2507</text:p>
          </table:table-cell>
          <table:table-cell office:value-type="float" office:value="44.2829" calcext:value-type="float">
            <text:p>44.2829</text:p>
          </table:table-cell>
          <table:table-cell office:value-type="float" office:value="44.3709" calcext:value-type="float">
            <text:p>44.37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5.4377" calcext:value-type="float">
            <text:p>55.4377</text:p>
          </table:table-cell>
          <table:table-cell office:value-type="float" office:value="55.1741" calcext:value-type="float">
            <text:p>55.1741</text:p>
          </table:table-cell>
          <table:table-cell office:value-type="float" office:value="52.4751" calcext:value-type="float">
            <text:p>52.47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4.9955" calcext:value-type="float">
            <text:p>64.9955</text:p>
          </table:table-cell>
          <table:table-cell office:value-type="float" office:value="66.0101" calcext:value-type="float">
            <text:p>66.0101</text:p>
          </table:table-cell>
          <table:table-cell office:value-type="float" office:value="64.8635" calcext:value-type="float">
            <text:p>64.86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3.6996" calcext:value-type="float">
            <text:p>73.6996</text:p>
          </table:table-cell>
          <table:table-cell office:value-type="float" office:value="77.4432" calcext:value-type="float">
            <text:p>77.4432</text:p>
          </table:table-cell>
          <table:table-cell office:value-type="float" office:value="78.3872" calcext:value-type="float">
            <text:p>78.38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4.0944" calcext:value-type="float">
            <text:p>84.0944</text:p>
          </table:table-cell>
          <table:table-cell office:value-type="float" office:value="86.8911" calcext:value-type="float">
            <text:p>86.8911</text:p>
          </table:table-cell>
          <table:table-cell office:value-type="float" office:value="89.9978" calcext:value-type="float">
            <text:p>89.99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01.152" calcext:value-type="float">
            <text:p>101.152</text:p>
          </table:table-cell>
          <table:table-cell office:value-type="float" office:value="101.24" calcext:value-type="float">
            <text:p>101.24</text:p>
          </table:table-cell>
          <table:table-cell office:value-type="float" office:value="100.127" calcext:value-type="float">
            <text:p>100.12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5.987" calcext:value-type="float">
            <text:p>145.987</text:p>
          </table:table-cell>
          <table:table-cell office:value-type="float" office:value="140.971" calcext:value-type="float">
            <text:p>140.971</text:p>
          </table:table-cell>
          <table:table-cell office:value-type="float" office:value="144.612" calcext:value-type="float">
            <text:p>144.6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93.426" calcext:value-type="float">
            <text:p>293.426</text:p>
          </table:table-cell>
          <table:table-cell office:value-type="float" office:value="290.901" calcext:value-type="float">
            <text:p>290.901</text:p>
          </table:table-cell>
          <table:table-cell office:value-type="float" office:value="290.345" calcext:value-type="float">
            <text:p>290.3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33.032" calcext:value-type="float">
            <text:p>333.032</text:p>
          </table:table-cell>
          <table:table-cell office:value-type="float" office:value="345.345" calcext:value-type="float">
            <text:p>345.345</text:p>
          </table:table-cell>
          <table:table-cell office:value-type="float" office:value="342.745" calcext:value-type="float">
            <text:p>342.7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82.482" calcext:value-type="float">
            <text:p>682.482</text:p>
          </table:table-cell>
          <table:table-cell office:value-type="float" office:value="698.486" calcext:value-type="float">
            <text:p>698.486</text:p>
          </table:table-cell>
          <table:table-cell office:value-type="float" office:value="694.969" calcext:value-type="float">
            <text:p>694.96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344.55" calcext:value-type="float">
            <text:p>1344.55</text:p>
          </table:table-cell>
          <table:table-cell office:value-type="float" office:value="1342.07" calcext:value-type="float">
            <text:p>1342.07</text:p>
          </table:table-cell>
          <table:table-cell office:value-type="float" office:value="1342.09" calcext:value-type="float">
            <text:p>1342.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325.5" calcext:value-type="float">
            <text:p>10325.5</text:p>
          </table:table-cell>
          <table:table-cell office:value-type="float" office:value="10392.4" calcext:value-type="float">
            <text:p>10392.4</text:p>
          </table:table-cell>
          <table:table-cell office:value-type="float" office:value="10402.8" calcext:value-type="float">
            <text:p>10402.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2700.1" calcext:value-type="float">
            <text:p>42700.1</text:p>
          </table:table-cell>
          <table:table-cell office:value-type="float" office:value="42627.3" calcext:value-type="float">
            <text:p>42627.3</text:p>
          </table:table-cell>
          <table:table-cell office:value-type="float" office:value="43931.2" calcext:value-type="float">
            <text:p>43931.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544.9" calcext:value-type="float">
            <text:p>43544.9</text:p>
          </table:table-cell>
          <table:table-cell office:value-type="float" office:value="43811.2" calcext:value-type="float">
            <text:p>43811.2</text:p>
          </table:table-cell>
          <table:table-cell office:value-type="float" office:value="43633.8" calcext:value-type="float">
            <text:p>43633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5748.7" calcext:value-type="float">
            <text:p>45748.7</text:p>
          </table:table-cell>
          <table:table-cell office:value-type="float" office:value="45826.9" calcext:value-type="float">
            <text:p>45826.9</text:p>
          </table:table-cell>
          <table:table-cell office:value-type="float" office:value="45497.4" calcext:value-type="float">
            <text:p>45497.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9055.4" calcext:value-type="float">
            <text:p>49055.4</text:p>
          </table:table-cell>
          <table:table-cell office:value-type="float" office:value="48939.1" calcext:value-type="float">
            <text:p>48939.1</text:p>
          </table:table-cell>
          <table:table-cell office:value-type="float" office:value="48975.9" calcext:value-type="float">
            <text:p>48975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2685.1" calcext:value-type="float">
            <text:p>52685.1</text:p>
          </table:table-cell>
          <table:table-cell office:value-type="float" office:value="52594.8" calcext:value-type="float">
            <text:p>52594.8</text:p>
          </table:table-cell>
          <table:table-cell office:value-type="float" office:value="52726.4" calcext:value-type="float">
            <text:p>52726.4</text:p>
          </table:table-cell>
        </table:table-row>
      </table:table>
      <table:table table:name="Sheet11" table:style-name="ta1">
        <table:table-column table:style-name="co2" table:default-cell-style-name="Default"/>
        <table:table-row table:style-name="ro1">
          <table:table-cell/>
        </table:table-row>
      </table:table>
      <table:table table:name="addvec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08179" calcext:value-type="float">
            <text:p>2.08179</text:p>
          </table:table-cell>
          <table:table-cell office:value-type="float" office:value="2.38915" calcext:value-type="float">
            <text:p>2.38915</text:p>
          </table:table-cell>
          <table:table-cell office:value-type="float" office:value="2.4287" calcext:value-type="float">
            <text:p>2.42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98643" calcext:value-type="float">
            <text:p>3.98643</text:p>
          </table:table-cell>
          <table:table-cell office:value-type="float" office:value="3.98134" calcext:value-type="float">
            <text:p>3.98134</text:p>
          </table:table-cell>
          <table:table-cell office:value-type="float" office:value="3.95677" calcext:value-type="float">
            <text:p>3.956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49107" calcext:value-type="float">
            <text:p>5.49107</text:p>
          </table:table-cell>
          <table:table-cell office:value-type="float" office:value="5.44083" calcext:value-type="float">
            <text:p>5.44083</text:p>
          </table:table-cell>
          <table:table-cell office:value-type="float" office:value="5.44099" calcext:value-type="float">
            <text:p>5.44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38202" calcext:value-type="float">
            <text:p>7.38202</text:p>
          </table:table-cell>
          <table:table-cell office:value-type="float" office:value="6.97059" calcext:value-type="float">
            <text:p>6.97059</text:p>
          </table:table-cell>
          <table:table-cell office:value-type="float" office:value="6.99443" calcext:value-type="float">
            <text:p>6.994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24067" calcext:value-type="float">
            <text:p>9.24067</text:p>
          </table:table-cell>
          <table:table-cell office:value-type="float" office:value="8.66538" calcext:value-type="float">
            <text:p>8.66538</text:p>
          </table:table-cell>
          <table:table-cell office:value-type="float" office:value="8.8023" calcext:value-type="float">
            <text:p>8.8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.2061" calcext:value-type="float">
            <text:p>12.2061</text:p>
          </table:table-cell>
          <table:table-cell office:value-type="float" office:value="9.78227" calcext:value-type="float">
            <text:p>9.78227</text:p>
          </table:table-cell>
          <table:table-cell office:value-type="float" office:value="9.58874" calcext:value-type="float">
            <text:p>9.588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.4413" calcext:value-type="float">
            <text:p>11.4413</text:p>
          </table:table-cell>
          <table:table-cell office:value-type="float" office:value="11.6234" calcext:value-type="float">
            <text:p>11.6234</text:p>
          </table:table-cell>
          <table:table-cell office:value-type="float" office:value="11.7578" calcext:value-type="float">
            <text:p>11.75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.8523" calcext:value-type="float">
            <text:p>12.8523</text:p>
          </table:table-cell>
          <table:table-cell office:value-type="float" office:value="13.7938" calcext:value-type="float">
            <text:p>13.7938</text:p>
          </table:table-cell>
          <table:table-cell office:value-type="float" office:value="13.6315" calcext:value-type="float">
            <text:p>13.63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.6322" calcext:value-type="float">
            <text:p>14.6322</text:p>
          </table:table-cell>
          <table:table-cell office:value-type="float" office:value="15.1706" calcext:value-type="float">
            <text:p>15.1706</text:p>
          </table:table-cell>
          <table:table-cell office:value-type="float" office:value="15.3103" calcext:value-type="float">
            <text:p>15.31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.4137" calcext:value-type="float">
            <text:p>16.4137</text:p>
          </table:table-cell>
          <table:table-cell office:value-type="float" office:value="14.3145" calcext:value-type="float">
            <text:p>14.3145</text:p>
          </table:table-cell>
          <table:table-cell office:value-type="float" office:value="16.4202" calcext:value-type="float">
            <text:p>16.42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6.7084" calcext:value-type="float">
            <text:p>16.7084</text:p>
          </table:table-cell>
          <table:table-cell office:value-type="float" office:value="19.0367" calcext:value-type="float">
            <text:p>19.0367</text:p>
          </table:table-cell>
          <table:table-cell office:value-type="float" office:value="18.8041" calcext:value-type="float">
            <text:p>18.80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9.0403" calcext:value-type="float">
            <text:p>19.0403</text:p>
          </table:table-cell>
          <table:table-cell office:value-type="float" office:value="20.0653" calcext:value-type="float">
            <text:p>20.0653</text:p>
          </table:table-cell>
          <table:table-cell office:value-type="float" office:value="18.901" calcext:value-type="float">
            <text:p>18.9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3.6063" calcext:value-type="float">
            <text:p>23.6063</text:p>
          </table:table-cell>
          <table:table-cell office:value-type="float" office:value="21.2595" calcext:value-type="float">
            <text:p>21.2595</text:p>
          </table:table-cell>
          <table:table-cell office:value-type="float" office:value="23.895" calcext:value-type="float">
            <text:p>23.8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6.1965" calcext:value-type="float">
            <text:p>26.1965</text:p>
          </table:table-cell>
          <table:table-cell office:value-type="float" office:value="26.2093" calcext:value-type="float">
            <text:p>26.2093</text:p>
          </table:table-cell>
          <table:table-cell office:value-type="float" office:value="26.3098" calcext:value-type="float">
            <text:p>26.3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8.7416" calcext:value-type="float">
            <text:p>28.7416</text:p>
          </table:table-cell>
          <table:table-cell office:value-type="float" office:value="28.8338" calcext:value-type="float">
            <text:p>28.8338</text:p>
          </table:table-cell>
          <table:table-cell office:value-type="float" office:value="28.8237" calcext:value-type="float">
            <text:p>28.82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0.1486" calcext:value-type="float">
            <text:p>30.1486</text:p>
          </table:table-cell>
          <table:table-cell office:value-type="float" office:value="30.1732" calcext:value-type="float">
            <text:p>30.1732</text:p>
          </table:table-cell>
          <table:table-cell office:value-type="float" office:value="28.2104" calcext:value-type="float">
            <text:p>28.21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34.46" calcext:value-type="float">
            <text:p>34.46</text:p>
          </table:table-cell>
          <table:table-cell office:value-type="float" office:value="30.6289" calcext:value-type="float">
            <text:p>30.6289</text:p>
          </table:table-cell>
          <table:table-cell office:value-type="float" office:value="30.8676" calcext:value-type="float">
            <text:p>30.86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6.1588" calcext:value-type="float">
            <text:p>36.1588</text:p>
          </table:table-cell>
          <table:table-cell office:value-type="float" office:value="32.9421" calcext:value-type="float">
            <text:p>32.9421</text:p>
          </table:table-cell>
          <table:table-cell office:value-type="float" office:value="34.753" calcext:value-type="float">
            <text:p>34.7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37.3054" calcext:value-type="float">
            <text:p>37.3054</text:p>
          </table:table-cell>
          <table:table-cell office:value-type="float" office:value="35.3924" calcext:value-type="float">
            <text:p>35.3924</text:p>
          </table:table-cell>
          <table:table-cell office:value-type="float" office:value="38.697" calcext:value-type="float">
            <text:p>38.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7.7154" calcext:value-type="float">
            <text:p>37.7154</text:p>
          </table:table-cell>
          <table:table-cell office:value-type="float" office:value="40.9702" calcext:value-type="float">
            <text:p>40.9702</text:p>
          </table:table-cell>
          <table:table-cell office:value-type="float" office:value="41.0153" calcext:value-type="float">
            <text:p>41.0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.1741" calcext:value-type="float">
            <text:p>16.1741</text:p>
          </table:table-cell>
          <table:table-cell office:value-type="float" office:value="16.1212" calcext:value-type="float">
            <text:p>16.1212</text:p>
          </table:table-cell>
          <table:table-cell office:value-type="float" office:value="15.9779" calcext:value-type="float">
            <text:p>15.97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1.0272" calcext:value-type="float">
            <text:p>31.0272</text:p>
          </table:table-cell>
          <table:table-cell office:value-type="float" office:value="31.2934" calcext:value-type="float">
            <text:p>31.2934</text:p>
          </table:table-cell>
          <table:table-cell office:value-type="float" office:value="31.2209" calcext:value-type="float">
            <text:p>31.2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3.0008" calcext:value-type="float">
            <text:p>43.0008</text:p>
          </table:table-cell>
          <table:table-cell office:value-type="float" office:value="46.3558" calcext:value-type="float">
            <text:p>46.3558</text:p>
          </table:table-cell>
          <table:table-cell office:value-type="float" office:value="42.8472" calcext:value-type="float">
            <text:p>42.84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1994" calcext:value-type="float">
            <text:p>61.1994</text:p>
          </table:table-cell>
          <table:table-cell office:value-type="float" office:value="61.8378" calcext:value-type="float">
            <text:p>61.8378</text:p>
          </table:table-cell>
          <table:table-cell office:value-type="float" office:value="61.2998" calcext:value-type="float">
            <text:p>61.2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3288" calcext:value-type="float">
            <text:p>75.3288</text:p>
          </table:table-cell>
          <table:table-cell office:value-type="float" office:value="71.6175" calcext:value-type="float">
            <text:p>71.6175</text:p>
          </table:table-cell>
          <table:table-cell office:value-type="float" office:value="77.5939" calcext:value-type="float">
            <text:p>77.59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1.6236" calcext:value-type="float">
            <text:p>91.6236</text:p>
          </table:table-cell>
          <table:table-cell office:value-type="float" office:value="90.7391" calcext:value-type="float">
            <text:p>90.7391</text:p>
          </table:table-cell>
          <table:table-cell office:value-type="float" office:value="88.7869" calcext:value-type="float">
            <text:p>88.78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3.674" calcext:value-type="float">
            <text:p>103.674</text:p>
          </table:table-cell>
          <table:table-cell office:value-type="float" office:value="105.446" calcext:value-type="float">
            <text:p>105.446</text:p>
          </table:table-cell>
          <table:table-cell office:value-type="float" office:value="105.54" calcext:value-type="float">
            <text:p>105.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1.232" calcext:value-type="float">
            <text:p>121.232</text:p>
          </table:table-cell>
          <table:table-cell office:value-type="float" office:value="121.226" calcext:value-type="float">
            <text:p>121.226</text:p>
          </table:table-cell>
          <table:table-cell office:value-type="float" office:value="119.616" calcext:value-type="float">
            <text:p>119.6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6.216" calcext:value-type="float">
            <text:p>136.216</text:p>
          </table:table-cell>
          <table:table-cell office:value-type="float" office:value="136.603" calcext:value-type="float">
            <text:p>136.603</text:p>
          </table:table-cell>
          <table:table-cell office:value-type="float" office:value="132.809" calcext:value-type="float">
            <text:p>132.80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1.055" calcext:value-type="float">
            <text:p>151.055</text:p>
          </table:table-cell>
          <table:table-cell office:value-type="float" office:value="148.105" calcext:value-type="float">
            <text:p>148.105</text:p>
          </table:table-cell>
          <table:table-cell office:value-type="float" office:value="152.406" calcext:value-type="float">
            <text:p>152.40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67.714" calcext:value-type="float">
            <text:p>167.714</text:p>
          </table:table-cell>
          <table:table-cell office:value-type="float" office:value="174.16" calcext:value-type="float">
            <text:p>174.16</text:p>
          </table:table-cell>
          <table:table-cell office:value-type="float" office:value="173.497" calcext:value-type="float">
            <text:p>173.4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7.789" calcext:value-type="float">
            <text:p>197.789</text:p>
          </table:table-cell>
          <table:table-cell office:value-type="float" office:value="189.342" calcext:value-type="float">
            <text:p>189.342</text:p>
          </table:table-cell>
          <table:table-cell office:value-type="float" office:value="195.871" calcext:value-type="float">
            <text:p>195.87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18.098" calcext:value-type="float">
            <text:p>218.098</text:p>
          </table:table-cell>
          <table:table-cell office:value-type="float" office:value="220.929" calcext:value-type="float">
            <text:p>220.929</text:p>
          </table:table-cell>
          <table:table-cell office:value-type="float" office:value="220.376" calcext:value-type="float">
            <text:p>220.3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3.357" calcext:value-type="float">
            <text:p>243.357</text:p>
          </table:table-cell>
          <table:table-cell office:value-type="float" office:value="243.934" calcext:value-type="float">
            <text:p>243.934</text:p>
          </table:table-cell>
          <table:table-cell office:value-type="float" office:value="242.098" calcext:value-type="float">
            <text:p>242.0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68.419" calcext:value-type="float">
            <text:p>268.419</text:p>
          </table:table-cell>
          <table:table-cell office:value-type="float" office:value="266.572" calcext:value-type="float">
            <text:p>266.572</text:p>
          </table:table-cell>
          <table:table-cell office:value-type="float" office:value="266.684" calcext:value-type="float">
            <text:p>266.6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89.752" calcext:value-type="float">
            <text:p>289.752</text:p>
          </table:table-cell>
          <table:table-cell office:value-type="float" office:value="280.172" calcext:value-type="float">
            <text:p>280.172</text:p>
          </table:table-cell>
          <table:table-cell office:value-type="float" office:value="289.541" calcext:value-type="float">
            <text:p>289.54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14.457" calcext:value-type="float">
            <text:p>314.457</text:p>
          </table:table-cell>
          <table:table-cell office:value-type="float" office:value="320.321" calcext:value-type="float">
            <text:p>320.321</text:p>
          </table:table-cell>
          <table:table-cell office:value-type="float" office:value="313.758" calcext:value-type="float">
            <text:p>313.7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25.958" calcext:value-type="float">
            <text:p>325.958</text:p>
          </table:table-cell>
          <table:table-cell office:value-type="float" office:value="341.582" calcext:value-type="float">
            <text:p>341.582</text:p>
          </table:table-cell>
          <table:table-cell office:value-type="float" office:value="336.607" calcext:value-type="float">
            <text:p>336.6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.432" calcext:value-type="float">
            <text:p>360.432</text:p>
          </table:table-cell>
          <table:table-cell office:value-type="float" office:value="363.113" calcext:value-type="float">
            <text:p>363.113</text:p>
          </table:table-cell>
          <table:table-cell office:value-type="float" office:value="360.501" calcext:value-type="float">
            <text:p>360.5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836" calcext:value-type="float">
            <text:p>370.836</text:p>
          </table:table-cell>
          <table:table-cell office:value-type="float" office:value="381.255" calcext:value-type="float">
            <text:p>381.255</text:p>
          </table:table-cell>
          <table:table-cell office:value-type="float" office:value="388.099" calcext:value-type="float">
            <text:p>388.099</text:p>
          </table:table-cell>
        </table:table-row>
      </table:table>
      <table:table table:name="pathfinder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0.005024" calcext:value-type="float">
            <text:p>0.005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005376" calcext:value-type="float">
            <text:p>0.0053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5024" calcext:value-type="float">
            <text:p>0.005024</text:p>
          </table:table-cell>
          <table:table-cell office:value-type="float" office:value="0.00512" calcext:value-type="float">
            <text:p>0.00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98848" calcext:value-type="float">
            <text:p>7.98848</text:p>
          </table:table-cell>
          <table:table-cell office:value-type="float" office:value="8.00304" calcext:value-type="float">
            <text:p>8.00304</text:p>
          </table:table-cell>
          <table:table-cell office:value-type="float" office:value="7.97184" calcext:value-type="float">
            <text:p>7.971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.9104" calcext:value-type="float">
            <text:p>7.9104</text:p>
          </table:table-cell>
          <table:table-cell office:value-type="float" office:value="7.87661" calcext:value-type="float">
            <text:p>7.87661</text:p>
          </table:table-cell>
          <table:table-cell office:value-type="float" office:value="7.95034" calcext:value-type="float">
            <text:p>7.950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.88928" calcext:value-type="float">
            <text:p>7.88928</text:p>
          </table:table-cell>
          <table:table-cell office:value-type="float" office:value="8.13261" calcext:value-type="float">
            <text:p>8.13261</text:p>
          </table:table-cell>
          <table:table-cell office:value-type="float" office:value="7.95856" calcext:value-type="float">
            <text:p>7.958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07258" calcext:value-type="float">
            <text:p>8.07258</text:p>
          </table:table-cell>
          <table:table-cell office:value-type="float" office:value="7.2233" calcext:value-type="float">
            <text:p>7.2233</text:p>
          </table:table-cell>
          <table:table-cell office:value-type="float" office:value="7.99142" calcext:value-type="float">
            <text:p>7.991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.1889" calcext:value-type="float">
            <text:p>40.1889</text:p>
          </table:table-cell>
          <table:table-cell office:value-type="float" office:value="43.4248" calcext:value-type="float">
            <text:p>43.4248</text:p>
          </table:table-cell>
          <table:table-cell office:value-type="float" office:value="41.8868" calcext:value-type="float">
            <text:p>41.88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.6522" calcext:value-type="float">
            <text:p>43.6522</text:p>
          </table:table-cell>
          <table:table-cell office:value-type="float" office:value="43.1539" calcext:value-type="float">
            <text:p>43.1539</text:p>
          </table:table-cell>
          <table:table-cell office:value-type="float" office:value="43.2957" calcext:value-type="float">
            <text:p>43.29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2.922" calcext:value-type="float">
            <text:p>42.922</text:p>
          </table:table-cell>
          <table:table-cell office:value-type="float" office:value="44.587" calcext:value-type="float">
            <text:p>44.587</text:p>
          </table:table-cell>
          <table:table-cell office:value-type="float" office:value="42.9312" calcext:value-type="float">
            <text:p>42.9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3.2138" calcext:value-type="float">
            <text:p>43.2138</text:p>
          </table:table-cell>
          <table:table-cell office:value-type="float" office:value="42.7325" calcext:value-type="float">
            <text:p>42.7325</text:p>
          </table:table-cell>
          <table:table-cell office:value-type="float" office:value="41.9107" calcext:value-type="float">
            <text:p>41.91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.178" calcext:value-type="float">
            <text:p>105.178</text:p>
          </table:table-cell>
          <table:table-cell office:value-type="float" office:value="107.01" calcext:value-type="float">
            <text:p>107.01</text:p>
          </table:table-cell>
          <table:table-cell office:value-type="float" office:value="105.862" calcext:value-type="float">
            <text:p>105.8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05.93" calcext:value-type="float">
            <text:p>105.93</text:p>
          </table:table-cell>
          <table:table-cell office:value-type="float" office:value="98.2743" calcext:value-type="float">
            <text:p>98.2743</text:p>
          </table:table-cell>
          <table:table-cell office:value-type="float" office:value="105.36" calcext:value-type="float">
            <text:p>105.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5.959" calcext:value-type="float">
            <text:p>105.959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98.8348" calcext:value-type="float">
            <text:p>98.83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4.501" calcext:value-type="float">
            <text:p>104.501</text:p>
          </table:table-cell>
          <table:table-cell office:value-type="float" office:value="105.408" calcext:value-type="float">
            <text:p>105.408</text:p>
          </table:table-cell>
          <table:table-cell office:value-type="float" office:value="105.811" calcext:value-type="float">
            <text:p>105.8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88.05" calcext:value-type="float">
            <text:p>188.05</text:p>
          </table:table-cell>
          <table:table-cell office:value-type="float" office:value="184.183" calcext:value-type="float">
            <text:p>184.183</text:p>
          </table:table-cell>
          <table:table-cell office:value-type="float" office:value="193.831" calcext:value-type="float">
            <text:p>193.8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75.61" calcext:value-type="float">
            <text:p>175.61</text:p>
          </table:table-cell>
          <table:table-cell office:value-type="float" office:value="189.438" calcext:value-type="float">
            <text:p>189.438</text:p>
          </table:table-cell>
          <table:table-cell office:value-type="float" office:value="174.325" calcext:value-type="float">
            <text:p>174.3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9.744" calcext:value-type="float">
            <text:p>189.744</text:p>
          </table:table-cell>
          <table:table-cell office:value-type="float" office:value="186.009" calcext:value-type="float">
            <text:p>186.009</text:p>
          </table:table-cell>
          <table:table-cell office:value-type="float" office:value="189.525" calcext:value-type="float">
            <text:p>189.5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87.268" calcext:value-type="float">
            <text:p>187.268</text:p>
          </table:table-cell>
          <table:table-cell office:value-type="float" office:value="189.123" calcext:value-type="float">
            <text:p>189.123</text:p>
          </table:table-cell>
          <table:table-cell office:value-type="float" office:value="173.435" calcext:value-type="float">
            <text:p>173.4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89.943" calcext:value-type="float">
            <text:p>289.943</text:p>
          </table:table-cell>
          <table:table-cell office:value-type="float" office:value="292.218" calcext:value-type="float">
            <text:p>292.218</text:p>
          </table:table-cell>
          <table:table-cell office:value-type="float" office:value="293.318" calcext:value-type="float">
            <text:p>293.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922.56" calcext:value-type="float">
            <text:p>1922.56</text:p>
          </table:table-cell>
          <table:table-cell office:value-type="float" office:value="1723.74" calcext:value-type="float">
            <text:p>1723.74</text:p>
          </table:table-cell>
          <table:table-cell office:value-type="float" office:value="1944.22" calcext:value-type="float">
            <text:p>1944.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9856.34" calcext:value-type="float">
            <text:p>9856.34</text:p>
          </table:table-cell>
          <table:table-cell office:value-type="float" office:value="9394.6" calcext:value-type="float">
            <text:p>9394.6</text:p>
          </table:table-cell>
          <table:table-cell office:value-type="float" office:value="9919.18" calcext:value-type="float">
            <text:p>9919.18</text:p>
          </table:table-cell>
        </table:table-row>
      </table:table>
      <table:table table:name="fdtd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nw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ra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addvec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1:40:34.368389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5T21:40:50.285565602</dc:date>
    <meta:editing-duration>PT34M56S</meta:editing-duration>
    <meta:editing-cycles>58</meta:editing-cycles>
    <meta:document-statistic meta:table-count="11" meta:cell-count="2214" meta:object-count="0"/>
  </office:meta>
</office:document-meta>
</file>